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style:style style:name="P14" style:family="paragraph" style:parent-style-name="Text_20_body" style:list-style-name="L4">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5">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6">
    </style:style>
    <style:style style:name="P49" style:family="paragraph" style:parent-style-name="Table_20_Heading">
      <style:paragraph-properties fo:text-align="center" style:justify-single-word="false"/>
    </style:style>
    <style:style style:name="P50" style:family="paragraph" style:parent-style-name="Table_20_Heading">
      <style:paragraph-properties fo:text-align="end" style:justify-single-word="false"/>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end"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Heading">
      <style:paragraph-properties fo:text-align="center" style:justify-single-word="false"/>
    </style:style>
    <style:style style:name="P58" style:family="paragraph" style:parent-style-name="Table_20_Heading">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Text_20_body" style:list-style-name="L7">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8">
    </style:style>
    <style:style style:name="P105" style:family="paragraph" style:parent-style-name="Text_20_body" style:list-style-name="L9">
      <style:paragraph-properties fo:margin-top="0in" fo:margin-bottom="0in"/>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0">
    </style:style>
    <style:style style:name="P140" style:family="paragraph" style:parent-style-name="Text_20_body" style:list-style-name="L11">
      <style:paragraph-properties fo:margin-top="0in" fo:margin-bottom="0in"/>
    </style:style>
    <style:style style:name="P141" style:family="paragraph" style:parent-style-name="Text_20_body" style:list-style-name="L12">
      <style:paragraph-properties fo:margin-top="0in" fo:margin-bottom="0in"/>
    </style:style>
    <style:style style:name="P142" style:family="paragraph" style:parent-style-name="Text_20_body" style:list-style-name="L13">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4">
      <style:paragraph-properties fo:margin-top="0in" fo:margin-bottom="0in"/>
    </style:style>
    <style:style style:name="P153" style:family="paragraph" style:parent-style-name="Text_20_body" style:list-style-name="L15">
      <style:paragraph-properties fo:margin-top="0in" fo:margin-bottom="0in"/>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6">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7">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8">
      <style:paragraph-properties fo:margin-top="0in" fo:margin-bottom="0in"/>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9">
      <style:paragraph-properties fo:margin-top="0in" fo:margin-bottom="0in"/>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20">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21">
      <style:paragraph-properties fo:margin-top="0in" fo:margin-bottom="0in"/>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Text_20_body" style:list-style-name="L22">
      <style:paragraph-properties fo:margin-top="0in" fo:margin-bottom="0in"/>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23">
      <style:paragraph-properties fo:margin-top="0in" fo:margin-bottom="0in"/>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Text_20_body" style:list-style-name="L24">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Text_20_body" style:list-style-name="L25">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26">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Text_20_body" style:list-style-name="L27">
      <style:paragraph-properties fo:margin-top="0in" fo:margin-bottom="0in"/>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28">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29">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office:automatic-styles>
  <office:body>
    <office:text>
      <text:p text:style-name="Title">Test Exercises</text:p>
      <text:p text:style-name="Author"><text:a xlink:type="simple" xlink:href="https://csci-1301.github.io/about#authors" office:name=""><text:span text:style-name="Definition">https://csci-1301.github.io/about#authors</text:span></text:a></text:p>
      <text:p text:style-name="Date">February 22, 2022 (11:23: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If there are markup languages, like <text:span text:style-name="NormalTok">HTML</text:span>, make a note saying that it’s not entirely true.</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To be written.</text:p>
        </text:list-item>
        <text:list-item>
          <text:p text:style-name="P1">What happens when the source code you’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2">```</text:p>
          <text:p text:style-name="P3"><text:s text:c="4"/>Console.WriteLine("Hi Mom!");</text:p>
          <text:p text:style-name="P4">```</text:p>
        </text:list-item>
        <text:list-item>
          <text:p text:style-name="P1">Write a statement that would display, “Hello!” (without the quotes) followed by a new line on the screen, once inserted in a proper method, compiled, and executed.</text:p>
          <text:p text:style-name="P1">Solution</text:p>
          <text:p text:style-name="P5">```</text:p>
          <text:p text:style-name="P6"><text:s text:c="4"/>Console.WriteLine("Hello!");</text:p>
          <text:p text:style-name="P7">```</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text:p>
          <text:p text:style-name="P8">Hi Mom!↵</text:p>
          <text:p text:style-name="P9">How are you doing?</text:p>
          <text:p text:style-name="P1">Solution</text:p>
          <text:p text:style-name="P10"><text:s text:c="1"/>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text:p>
          <text:p text:style-name="P11"><text:s text:c="4"/>Console.WriteLine($"You set the difficulty to {level}.");</text:p>
          <text:p text:style-name="P1">Solution</text:p>
          <text:p text:style-name="P1">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Circle th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Circle the keywords: <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Circle the correct identifier names: <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 <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draw:frame draw:style-name="fr1" text:anchor-type="as-char"><draw:object xlink:href="Formula-0/" xlink:type="simple" xlink:show="embed" xlink:actuate="onLoad"/></draw:frame> to a variable <text:span text:style-name="NormalTok">myAge</text:span> of type <text:span text:style-name="DataTypeTok">int</text:span>. You don’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12">“If the code does not obey the [  rules  |  conventions ] of C#, then the compiler will complain.”</text:p>
            </text:list-item>
            <text:list-item>
              <text:p text:style-name="P12">“Every statement needs to end with [  a forward slash <text:span text:style-name="OperatorTok">/</text:span>  |  a semi-colon <text:span text:style-name="OperatorTok">;</text:span>  ].”</text:p>
            </text:list-item>
            <text:list-item>
              <text:p text:style-name="P12">“C# is a [  object-oriented  |  functional ] programming language.”</text:p>
            </text:list-item>
            <text:list-item>
              <text:p text:style-name="P12">“A class is made up of [  a body and a header  |  multiple <text:span text:style-name="KeywordTok">using</text:span> statements ].”</text:p>
            </text:list-item>
            <text:list-item>
              <text:p text:style-name="P12">“An identifier can contain [  only lower-case letters  |  letters and digits  ].”</text:p>
            </text:list-item>
          </text:list>
          <text:p text:style-name="P1">Solution</text:p>
          <text:list text:style-name="L3">
            <text:list-item>
              <text:p text:style-name="P13">If the code does not obey the <text:span text:style-name="T3">rules</text:span> of C#, then the compiler will complain.</text:p>
            </text:list-item>
            <text:list-item>
              <text:p text:style-name="P13">Every statement needs to end with a <text:span text:style-name="T3">semi-colon </text:span><text:span text:style-name="OperatorTok">;</text:span>.</text:p>
            </text:list-item>
            <text:list-item>
              <text:p text:style-name="P13">C# is an <text:span text:style-name="T3">object-oriented</text:span> programming language.</text:p>
            </text:list-item>
            <text:list-item>
              <text:p text:style-name="P13">A class is made up of <text:span text:style-name="T3">a body and a header</text:span>.</text:p>
            </text:list-item>
            <text:list-item>
              <text:p text:style-name="P13">An identifier can contain <text:span text:style-name="T3">letters and digits</text:span>.</text:p>
            </text:list-item>
          </text:list>
        </text:list-item>
      </text:list>
      <text:h text:style-name="Heading_20_1" text:outline-level="1"><text:bookmark-start text:name="part-ii-problems"/>Part II – Problems<text:bookmark-end text:name="part-ii-problems"/></text:h>
      <text:list text:style-name="L4">
        <text:list-item>
          <text:p text:style-name="P14">There are 4 errors in the following code that will prevent it from compiling. Can you spot them all?</text:p>
          <text:p text:style-name="P15">// My first attempt.</text:p>
          <text:p text:style-name="P16">using System</text:p>
          <text:p text:style-name="P17">class Wel</text:p>
          <text:p text:style-name="P18"><text:s text:c="4"/>{</text:p>
          <text:p text:style-name="P19"><text:s text:c="4"/>static void Main();</text:p>
          <text:p text:style-name="P20"><text:s text:c="4"/>{</text:p>
          <text:p text:style-name="P21"><text:s text:c="8"/>ConsoleWriteLine("Welcome \n to the lab!");</text:p>
          <text:p text:style-name="P22"><text:s text:c="16"/>}</text:p>
          <text:p text:style-name="P14">Solution</text:p>
          <text:list>
            <text:list-item>
              <text:p text:style-name="P22">Missing <text:span text:style-name="OperatorTok">;</text:span> after <text:span text:style-name="KeywordTok">using</text:span><text:span text:style-name="NormalTok"><text:s text:c="1"/>System</text:span></text:p>
            </text:list-item>
            <text:list-item>
              <text:p text:style-name="P22">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22">missing <text:span text:style-name="OperatorTok">.</text:span> between <text:span text:style-name="NormalTok">Console</text:span> and <text:span text:style-name="NormalTok">WriteLine</text:span></text:p>
            </text:list-item>
            <text:list-item>
              <text:p text:style-name="P22">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part-i-questions-1"/>Part I — Questions<text:bookmark-end text:name="part-i-questions-1"/></text:h>
      <text:list text:style-name="L5">
        <text:list-item>
          <text:p text:style-name="P23">In C#, what is the “escape character”? Why is it useful?</text:p>
          <text:p text:style-name="P23">Solution</text:p>
          <text:p text:style-name="P23"><text:span text:style-name="NormalTok">\</text:span>, to print “special characters”, like new line, tabulation, quotations mark, etc.</text:p>
        </text:list-item>
        <text:list-item>
          <text:p text:style-name="P23">Write a statement that <text:span text:style-name="T1">initializes</text:span> a variable named <text:span text:style-name="NormalTok">myHeightInMeters</text:span> to your height in meters. What should be the datatype of <text:span text:style-name="NormalTok">myHeightInMeters</text:span>?</text:p>
        </text:list-item>
        <text:list-item>
          <text:p text:style-name="P23">Suppose you replace every <text:span text:style-name="OperatorTok">*</text:span> in your program with the <text:span text:style-name="OperatorTok">!</text:span> symbol. Are you completely sure that your program would still compile? Why or why not?</text:p>
          <text:p text:style-name="P23">Solution</text:p>
          <text:p text:style-name="P23">No, because <text:span text:style-name="CommentTok">/*</text:span> will be transformed into <text:span text:style-name="OperatorTok">/!</text:span>.</text:p>
        </text:list-item>
        <text:list-item>
          <text:p text:style-name="P23">Give the values of <text:span text:style-name="NormalTok">a</text:span> and <text:span text:style-name="NormalTok">b</text:span> after the following four instructions have been executed.</text:p>
          <text:p text:style-name="P24"><text:s text:c="8"/>int a, b;</text:p>
          <text:p text:style-name="P25"><text:s text:c="8"/>a = 2;</text:p>
          <text:p text:style-name="P26"><text:s text:c="8"/>b = a * 2 + 1;</text:p>
          <text:p text:style-name="P27"><text:s text:c="8"/>a -= 1;</text:p>
          <text:p text:style-name="P23">Solution</text:p>
          <text:p text:style-name="P23"><text:span text:style-name="NormalTok">a</text:span> is <text:span text:style-name="DecValTok">1</text:span>, <text:span text:style-name="NormalTok">b</text:span> is <text:span text:style-name="DecValTok">5</text:span>.</text:p>
        </text:list-item>
        <text:list-item>
          <text:p text:style-name="P23">Give the values of <text:span text:style-name="NormalTok">a</text:span> and <text:span text:style-name="NormalTok">b</text:span> after the following four instructions have been executed.</text:p>
          <text:p text:style-name="P28"><text:s text:c="8"/>int a, b;</text:p>
          <text:p text:style-name="P29"><text:s text:c="8"/>a = 4;</text:p>
          <text:p text:style-name="P30"><text:s text:c="8"/>b = a * 3 + 1;</text:p>
          <text:p text:style-name="P31"><text:s text:c="8"/>a /= 2;</text:p>
          <text:p text:style-name="P23">Solution</text:p>
          <text:p text:style-name="P23">2, 13.</text:p>
        </text:list-item>
        <text:list-item>
          <text:p text:style-name="P23">Give the values of <text:span text:style-name="NormalTok">c</text:span> and <text:span text:style-name="NormalTok">d</text:span> after the following four instructions have been executed.</text:p>
          <text:p text:style-name="P32"><text:s text:c="8"/>int c = 3, d;</text:p>
          <text:p text:style-name="P33"><text:s text:c="8"/>d = 2 + c;</text:p>
          <text:p text:style-name="P34"><text:s text:c="8"/>c = d * 2;</text:p>
          <text:p text:style-name="P35"><text:s text:c="8"/>d += 2;</text:p>
          <text:p text:style-name="P23">Solution</text:p>
          <text:p text:style-name="P23">22, 46.</text:p>
        </text:list-item>
        <text:list-item>
          <text:p text:style-name="P23">Is there an error in the following code? Explain the error or give the value of <text:span text:style-name="NormalTok">b</text:span> after the second statement is executed.</text:p>
          <text:p text:style-name="P36"><text:s text:c="8"/>float a = 3.7f;</text:p>
          <text:p text:style-name="P37"><text:s text:c="8"/>int b = (int)a;</text:p>
          <text:p text:style-name="P23">Solution</text:p>
          <text:p text:style-name="P23"><draw:frame draw:style-name="fr1" text:anchor-type="as-char"><draw:object xlink:href="Formula-2/" xlink:type="simple" xlink:show="embed" xlink:actuate="onLoad"/></draw:frame></text:p>
        </text:list-item>
        <text:list-item>
          <text:p text:style-name="P23">Is there an error in the following code? Explain the error or give the value of <text:span text:style-name="NormalTok">b</text:span> after the second statement is executed.</text:p>
          <text:p text:style-name="P38"><text:s text:c="8"/>decimal a = 1.6M;</text:p>
          <text:p text:style-name="P39"><text:s text:c="8"/>int b = (int)a + a;</text:p>
          <text:p text:style-name="P23">Solution</text:p>
          <text:p text:style-name="P23">Error, the result type of the operation is a decimal, and cannot be stored in an int.</text:p>
        </text:list-item>
        <text:list-item>
          <text:p text:style-name="P23">There is an error in the following code, at the second line. Explain the error, and how you could fix this second line using a cast operator, without changing the datatype of the <text:span text:style-name="NormalTok">b</text:span> variable.</text:p>
          <text:p text:style-name="P40"><text:s text:c="8"/>decimal a = 2.5M;</text:p>
          <text:p text:style-name="P41"><text:s text:c="8"/>int b = a / 2;</text:p>
          <text:p text:style-name="P23">Solution</text:p>
          <text:p text:style-name="P23">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23">If one of the operator’s operand is of type <text:span text:style-name="DataTypeTok">float</text:span> and the other is of type <text:span text:style-name="DataTypeTok">int</text:span>, what will be the type of the result of the operation?</text:p>
          <text:p text:style-name="P23">Solution</text:p>
          <text:p text:style-name="P23"><text:span text:style-name="DataTypeTok">float</text:span></text:p>
        </text:list-item>
        <text:list-item>
          <text:p text:style-name="P23">What is the return type of the operation <text:span text:style-name="FloatTok">12.4</text:span><text:span text:style-name="NormalTok"><text:s text:c="1"/>\</text:span><text:span text:style-name="OperatorTok">*</text:span><text:span text:style-name="NormalTok"><text:s text:c="1"/></text:span><text:span text:style-name="DecValTok">3</text:span>?</text:p>
          <text:p text:style-name="P23">Solution</text:p>
          <text:p text:style-name="P23"><text:span text:style-name="DataTypeTok">double</text:span></text:p>
        </text:list-item>
        <text:list-item>
          <text:p text:style-name="P23">Write an explicit conversion from a <text:span text:style-name="DataTypeTok">double</text:span> variable <text:span text:style-name="NormalTok">myDoubleVar</text:span> to an <text:span text:style-name="DataTypeTok">int</text:span> variable called <text:span text:style-name="NormalTok">myIntVar</text:span>. You don’t need to re-declare those variables. Assuming <text:span text:style-name="NormalTok">myDoubleVar</text:span>’s value is 5.89, what value would be stored in <text:span text:style-name="NormalTok">myIntVar</text:span>?</text:p>
          <text:p text:style-name="P23">Solution</text:p>
          <text:p text:style-name="P23"><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23">Write a statement that performs an implicit conversion between two different numeric datatypes.</text:p>
          <text:p text:style-name="P23">Solution</text:p>
          <text:p text:style-name="P23"><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23">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23">Solution</text:p>
          <text:p text:style-name="P23"><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23">In C#, what is the name of the method used to read input from the user?</text:p>
          <text:p text:style-name="P23">Solution</text:p>
          <text:p text:style-name="P23"><text:span text:style-name="FunctionTok">ReadLine</text:span><text:span text:style-name="OperatorTok">()</text:span>.</text:p>
        </text:list-item>
        <text:list-item>
          <text:p text:style-name="P23">What is wrong with the following? Will the error(s) appear at compilation time or at execution time?</text:p>
          <text:p text:style-name="P42"><text:s text:c="4"/>int age;</text:p>
          <text:p text:style-name="P43"><text:s text:c="4"/>Console.WriteLine("Please enter your age:");</text:p>
          <text:p text:style-name="P44"><text:s text:c="4"/>age = Console.ReadLine();</text:p>
          <text:p text:style-name="P23">Solution</text:p>
          <text:p text:style-name="P23">Conversion of <text:span text:style-name="DataTypeTok">string</text:span> to <text:span text:style-name="DataTypeTok">int</text:span>. At compilation time.</text:p>
        </text:list-item>
        <text:list-item>
          <text:p text:style-name="P23">Will those statements, if placed in a proper <text:span text:style-name="NormalTok">Main</text:span> method, compile? Could this program crash at execution time? Justify your answer.</text:p>
          <text:p text:style-name="P45"><text:s text:c="4"/>int myAge;</text:p>
          <text:p text:style-name="P46"><text:s text:c="4"/>Console.WriteLine("Please enter your age:");</text:p>
          <text:p text:style-name="P47"><text:s text:c="4"/>myAge = int.Parse(Console.ReadLine());</text:p>
        </text:list-item>
        <text:list-item>
          <text:p text:style-name="P23">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list-item>
        <text:list-item>
          <text:p text:style-name="P2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1" text:outline-level="1"><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8">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8">There are <draw:frame draw:style-name="fr1" text:anchor-type="as-char"><draw:object xlink:href="Formula-4/" xlink:type="simple" xlink:show="embed" xlink:actuate="onLoad"/></draw:frame>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3"><text:span text:style-name="T3">Operation</text:span></text:p>
              </table:table-cell>
              <table:table-cell table:style-name="TableRowCell" office:value-type="string">
                <text:p text:style-name="P54"><text:span text:style-name="T3">Arithmetic Operator</text:span></text:p>
              </table:table-cell>
              <table:table-cell table:style-name="TableRowCell" office:value-type="string">
                <text:p text:style-name="P55"><text:span text:style-name="T3">Algebraic Expression</text:span></text:p>
              </table:table-cell>
              <table:table-cell table:style-name="TableRowCell" office:value-type="string">
                <text:p text:style-name="P56"><text:span text:style-name="T3">Expression</text:span></text:p>
              </table:table-cell>
            </table:table-row>
            <table:table-row>
              <table:table-cell table:style-name="TableRowCell" office:value-type="string">
                <text:p text:style-name="P53">Addit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6/"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Substract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8/"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Multiplicat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10/"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Divis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12/" xlink:type="simple" xlink:show="embed" xlink:actuate="onLoad"/></draw:frame>, or <draw:frame draw:style-name="fr1" text:anchor-type="as-char"><draw:object xlink:href="Formula-14/"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Remainder (a.k.a. modulo)</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16/"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
          <text:p text:style-name="P48">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59"><text:span text:style-name="T3">Operation</text:span></text:p>
              </table:table-cell>
              <table:table-cell table:style-name="TableRowCell" office:value-type="string">
                <text:p text:style-name="P60"><text:span text:style-name="T3">Result</text:span></text:p>
              </table:table-cell>
            </table:table-row>
            <table:table-row>
              <table:table-cell table:style-name="TableRowCell" office:value-type="string">
                <text:p text:style-name="P5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DecValTok">7</text:span></text:p>
              </table:table-cell>
            </table:table-row>
            <table:table-row>
              <table:table-cell table:style-name="TableRowCell" office:value-type="string">
                <text:p text:style-name="P5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OperatorTok">-</text:span><text:span text:style-name="DecValTok">1</text:span></text:p>
              </table:table-cell>
            </table:table-row>
            <table:table-row>
              <table:table-cell table:style-name="TableRowCell" office:value-type="string">
                <text:p text:style-name="P5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DecValTok">12</text:span></text:p>
              </table:table-cell>
            </table:table-row>
            <table:table-row>
              <table:table-cell table:style-name="TableRowCell" office:value-type="string">
                <text:p text:style-name="P59"><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0"><text:span text:style-name="DecValTok">3</text:span></text:p>
              </table:table-cell>
            </table:table-row>
            <table:table-row>
              <table:table-cell table:style-name="TableRowCell" office:value-type="string">
                <text:p text:style-name="P59"><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DecValTok">2</text:span></text:p>
              </table:table-cell>
            </table:table-row>
          </table:table>
          <text:p text:style-name="P48">But things get complicated when multiple operators are used, but no parenthesis are indicated. For instance, should</text:p>
          <text:p text:style-name="P61">7 / 2 - 4 * 8 % 3</text:p>
          <text:p text:style-name="P48">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8/" xlink:type="simple" xlink:show="embed" xlink:actuate="onLoad"/></draw:frame></text:p>
              </table:table-cell>
              <table:table-cell table:style-name="TableRowCell" office:value-type="string">
                <text:p text:style-name="Table_20_Contents"><draw:frame draw:style-name="fr1" text:anchor-type="as-char"><draw:object xlink:href="Formula-20/"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
          <text:p text:style-name="P48">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6/" xlink:type="simple" xlink:show="embed" xlink:actuate="onLoad"/></draw:frame></text:p>
              </table:table-cell>
              <table:table-cell table:style-name="TableRowCell" office:value-type="string">
                <text:p text:style-name="Table_20_Contents"><draw:frame draw:style-name="fr1" text:anchor-type="as-char"><draw:object xlink:href="Formula-28/"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30/"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32/" xlink:type="simple" xlink:show="embed" xlink:actuate="onLoad"/></draw:frame></text:p>
              </table:table-cell>
            </table:table-row>
          </table:table>
          <text:p text:style-name="P48">? Certainly, the result is not the same and there are other possibile ways this calculation may be performed!</text:p>
          <text:p text:style-name="P48">Actually, C# uses the following three rules:</text:p>
          <text:list>
            <text:list-item>
              <text:p text:style-name="P61"><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2">2 - 4 * 8</text:p>
              <text:p text:style-name="P61">will be evaluated as <draw:frame draw:style-name="fr1" text:anchor-type="as-char"><draw:object xlink:href="Formula-34/" xlink:type="simple" xlink:show="embed" xlink:actuate="onLoad"/></draw:frame>.</text:p>
            </text:list-item>
            <text:list-item>
              <text:p text:style-name="P61">If there are multiple operations of the same type, they are evaluated from left to right. For instance,</text:p>
              <text:p text:style-name="P63">4 / 2 * 8</text:p>
              <text:p text:style-name="P61">will be evaluated as <draw:frame draw:style-name="fr1" text:anchor-type="as-char"><draw:object xlink:href="Formula-36/" xlink:type="simple" xlink:show="embed" xlink:actuate="onLoad"/></draw:frame> and</text:p>
              <text:p text:style-name="P64">4 - 2 + 8</text:p>
              <text:p text:style-name="P61">will be evaluated as <draw:frame draw:style-name="fr1" text:anchor-type="as-char"><draw:object xlink:href="Formula-38/" xlink:type="simple" xlink:show="embed" xlink:actuate="onLoad"/></draw:frame>.</text:p>
            </text:list-item>
            <text:list-item>
              <text:p text:style-name="P61">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40/" xlink:type="simple" xlink:show="embed" xlink:actuate="onLoad"/></draw:frame>, not as <draw:frame draw:style-name="fr1" text:anchor-type="as-char"><draw:object xlink:href="Formula-42/" xlink:type="simple" xlink:show="embed" xlink:actuate="onLoad"/></draw:frame> as it would without the parenthesis.</text:p>
            </text:list-item>
          </text:list>
          <text:p text:style-name="P48">Answer the following:</text:p>
          <text:list>
            <text:list-item>
              <text:p text:style-name="P64">Which of the following operation(s) compute the arithmetic expression <draw:frame draw:style-name="fr1" text:anchor-type="as-char"><draw:object xlink:href="Formula-44/" xlink:type="simple" xlink:show="embed" xlink:actuate="onLoad"/></draw:frame>?</text:p>
              <text:list>
                <text:list-item>
                  <text:p text:style-name="P64"><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4"><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4"><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4"><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4"><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4"><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4">State the order of evaluation of the operators in each of the following operations, and compute the resulting value:</text:p>
              <text:list>
                <text:list-item>
                  <text:p text:style-name="P64"><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4"><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4"><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4"><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4">(Optional) Check your answers using your IDE. You can use a statement of the form:</text:p>
              <text:p text:style-name="P65">Console.WriteLine($"8 - 39 * 1 / 12 + 5 is {8 - 39 * 1 / 12 + 5}");</text:p>
            </text:list-item>
          </text:list>
        </text:list-item>
        <text:list-item>
          <text:p text:style-name="P48">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draw:frame draw:style-name="fr1" text:anchor-type="as-char"><draw:object xlink:href="Formula-46/" xlink:type="simple" xlink:show="embed" xlink:actuate="onLoad"/></draw:frame>, and a <text:span text:style-name="DataTypeTok">double</text:span> variable named <text:span text:style-name="NormalTok">literPerBottlle</text:span> with the value <draw:frame draw:style-name="fr1" text:anchor-type="as-char"><draw:object xlink:href="Formula-48/" xlink:type="simple" xlink:show="embed" xlink:actuate="onLoad"/></draw:frame>.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8">Place a delimited comment with a your name and the time at which you wrote the program at the top of the program.</text:p>
        </text:list-item>
        <text:list-item>
          <text:p text:style-name="P48">Write down, on a piece of paper, a program that:</text:p>
          <text:list>
            <text:list-item>
              <text:p text:style-name="P65">Declares a <text:span text:style-name="DataTypeTok">string</text:span> variable named <text:span text:style-name="NormalTok">userName</text:span>.</text:p>
            </text:list-item>
            <text:list-item>
              <text:p text:style-name="P65">Displays on the screen “Please enter your name, followed by enter:”.</text:p>
            </text:list-item>
            <text:list-item>
              <text:p text:style-name="P65">Reads a <text:span text:style-name="DataTypeTok">string</text:span> value from the keyboard and assigns the value to the <text:span text:style-name="NormalTok">userName</text:span> variable.</text:p>
            </text:list-item>
            <text:list-item>
              <text:p text:style-name="P65">Declares an <text:span text:style-name="DataTypeTok">int</text:span> variable named <text:span text:style-name="NormalTok">number</text:span>.</text:p>
            </text:list-item>
            <text:list-item>
              <text:p text:style-name="P65">Displays on the screen “Please enter your number:”.</text:p>
            </text:list-item>
            <text:list-item>
              <text:p text:style-name="P65">Reads an <text:span text:style-name="DataTypeTok">int</text:span> value from the keyboard and assigns the value to the <text:span text:style-name="NormalTok">number</text:span> variable.</text:p>
            </text:list-item>
            <text:list-item>
              <text:p text:style-name="P65">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draw:frame draw:style-name="fr1" text:anchor-type="as-char"><draw:object xlink:href="Formula-50/" xlink:type="simple" xlink:show="embed" xlink:actuate="onLoad"/></draw:frame> sign).</text:p>
            </text:list-item>
            <text:list-item>
              <text:p text:style-name="P65">Displays on the screen, “Your id is” and the content of the <text:span text:style-name="NormalTok">id</text:span> variable.</text:p>
            </text:list-item>
          </text:list>
          <text:p text:style-name="P48">Here is an example of execution, where the user input is underlined, and hitting “enter” is represented by ↵:</text:p>
          <text:p text:style-name="P66">Please enter your name, followed by enter.</text:p>
          <text:p text:style-name="P67">J̲a̲y̲l̲a̲h̲↵̲</text:p>
          <text:p text:style-name="P68">Please enter your area code, followed by enter.</text:p>
          <text:p text:style-name="P69">4̲9̲3̲9̲1̲↵̲</text:p>
          <text:p text:style-name="P70">Your id is Jaylah49391</text:p>
          <text:p text:style-name="P71">Press any key to continue . . .</text:p>
        </text:list-item>
      </text:list>
      <text:h text:style-name="Heading_20_1" text:outline-level="1"><text:bookmark-start text:name="part-i-questions-2"/>Part I – Questions<text:bookmark-end text:name="part-i-questions-2"/></text:h>
      <text:list text:style-name="L7">
        <text:list-item>
          <text:p text:style-name="P72">What is “an instance of a class”?</text:p>
          <text:p text:style-name="P72">Solution</text:p>
          <text:p text:style-name="P72">An object.</text:p>
        </text:list-item>
        <text:list-item>
          <text:p text:style-name="P72">Fill in the blanks: “A class asserts that every objects created using it should have ̲ ̲ ̲ ̲ ̲ ̲ ̲ ̲ ̲ ̲ ̲ ̲ ̲ ̲ ̲ ̲ ̲ ̲ ̲ ̲ ̲ ̲ ̲ ̲ ̲ ̲ ̲ ̲ (i.e.,”data”) and ̲ ̲ ̲ ̲ ̲ ̲ ̲ ̲ ̲ ̲ ̲ ̲ ̲ ̲ ̲ ̲ ̲ ̲ ̲ ̲ ̲ ̲ ̲ ̲ ̲ ̲ ̲ ̲ (i.e., “operations”).”</text:p>
          <text:p text:style-name="P72">Solution</text:p>
          <text:p text:style-name="P72">Attributes and methods.</text:p>
        </text:list-item>
        <text:list-item>
          <text:p text:style-name="P72">Give two access modifiers.</text:p>
          <text:p text:style-name="P72">Solution</text:p>
          <text:p text:style-name="P72"><text:span text:style-name="KeywordTok">public</text:span> and <text:span text:style-name="KeywordTok">private</text:span>.</text:p>
        </text:list-item>
        <text:list-item>
          <text:p text:style-name="P72">What, if any, is the difference between a parameter and an argument?</text:p>
          <text:p text:style-name="P72">Solution</text:p>
          <text:p text:style-name="P72">“Parameters” are called “formal parameters” and are used when defining the method, while “arguments” are called “actual parameters” and are used when calling the method. A method has parameters and takes arguments.</text:p>
        </text:list-item>
        <text:list-item>
          <text:p text:style-name="P72">Write a statement that creates a new object from the <text:span text:style-name="NormalTok">Rectangle</text:span> class.</text:p>
          <text:p text:style-name="P72">Solution</text:p>
          <text:p text:style-name="P72"><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2">What is the purpose of the keyword <text:span text:style-name="KeywordTok">new</text:span>?</text:p>
          <text:p text:style-name="P72">Solution</text:p>
          <text:p text:style-name="P72">To create objects, to instantiate classes.</text:p>
        </text:list-item>
        <text:list-item>
          <text:p text:style-name="P72">Do different objects from the same class share their instance variables?</text:p>
          <text:p text:style-name="P72">Solution</text:p>
          <text:p text:style-name="P72">No, there is one instance variable per object.</text:p>
        </text:list-item>
        <text:list-item>
          <text:p text:style-name="P72">Briefly explain the difference between a local variable and an instance variable.</text:p>
          <text:p text:style-name="P72">Solution</text:p>
          <text:p text:style-name="P72">A local variable exists only within a single method; instance variables are available/accessible to all methods in a class.</text:p>
        </text:list-item>
        <text:list-item>
          <text:p text:style-name="P72">Suppose we have a <text:span text:style-name="NormalTok">Circle</text:span> class containing</text:p>
          <text:p text:style-name="P73">public void SetRadius(double radiusArgument)</text:p>
          <text:p text:style-name="P74">{</text:p>
          <text:p text:style-name="P75"><text:s text:c="4"/>radius = radiusArgument;</text:p>
          <text:p text:style-name="P76">}</text:p>
          <text:p text:style-name="P72">Write a statement that create a <text:span text:style-name="NormalTok">Circle</text:span> object, and one statement that sets its radius to <draw:frame draw:style-name="fr1" text:anchor-type="as-char"><draw:object xlink:href="Formula-52/" xlink:type="simple" xlink:show="embed" xlink:actuate="onLoad"/></draw:frame>.</text:p>
          <text:p text:style-name="P72">Solution</text:p>
          <text:p text:style-name="P77">Circle theCircle = new Circle();</text:p>
          <text:p text:style-name="P78">theCircle.SetRadius(3.5);</text:p>
        </text:list-item>
        <text:list-item>
          <text:p text:style-name="P72">Indicate the order of evaluation of the operators in each of the following C# operations by adding parenthesis or developping the expression one step at a time, and compute the resulting value:</text:p>
          <text:list>
            <text:list-item>
              <text:p text:style-name="P78"><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8"><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8"><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8"><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2">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72">What does the keyword <text:span text:style-name="KeywordTok">return</text:span> do?</text:p>
          <text:p text:style-name="P72">Solution</text:p>
          <text:p text:style-name="P72">It is used by a method to return a value to the environment that called it.</text:p>
        </text:list-item>
        <text:list-item>
          <text:p text:style-name="P72">Write a get method for an instance variable named <text:span text:style-name="NormalTok">total</text:span> of type <text:span text:style-name="DataTypeTok">int</text:span>.</text:p>
          <text:p text:style-name="P72">Solution</text:p>
          <text:p text:style-name="P72"><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7"/></text:span><text:span text:style-name="KeywordTok">return</text:span><text:span text:style-name="NormalTok"><text:s text:c="1"/>total</text:span><text:span text:style-name="OperatorTok">;</text:span><text:span text:style-name="NormalTok"><text:s text:c="13"/></text:span><text:span text:style-name="OperatorTok">}</text:span></text:p>
        </text:list-item>
        <text:list-item>
          <text:p text:style-name="P72">Write a getter for an attribute of type <text:span text:style-name="DataTypeTok">string</text:span> named <text:span text:style-name="NormalTok">myName</text:span>.</text:p>
          <text:p text:style-name="P72">Solution</text:p>
          <text:p text:style-name="P72"><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KeywordTok">return</text:span><text:span text:style-name="NormalTok"><text:s text:c="1"/>myName</text:span><text:span text:style-name="OperatorTok">;</text:span></text:p>
        </text:list-item>
        <text:list-item>
          <text:p text:style-name="P72">Write a setter for an attribute of type <text:span text:style-name="DataTypeTok">int</text:span> named <text:span text:style-name="NormalTok">myAge</text:span>.</text:p>
          <text:p text:style-name="P72">Solution</text:p>
          <text:p text:style-name="P72"><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myAge </text:span><text:span text:style-name="OperatorTok">=</text:span><text:span text:style-name="NormalTok"><text:s text:c="1"/>paramMyAge</text:span><text:span text:style-name="OperatorTok">;</text:span></text:p>
        </text:list-item>
        <text:list-item>
          <text:p text:style-name="P72">Assuming <text:span text:style-name="NormalTok">name</text:span> is a <text:span text:style-name="DataTypeTok">string</text:span> instance variable, there is problem with the following setter. Fix it.</text:p>
          <text:p text:style-name="P79">public int SetName(string val){</text:p>
          <text:p text:style-name="P80"><text:s text:c="4"/>name = val;</text:p>
          <text:p text:style-name="P81">}</text:p>
          <text:p text:style-name="P72">Solution</text:p>
          <text:p text:style-name="P72">It has the wrong return type, because it does not (and should not) return a value, i.e., replace <text:span text:style-name="DataTypeTok">int</text:span> with <text:span text:style-name="DataTypeTok">void</text:span>.</text:p>
        </text:list-item>
        <text:list-item>
          <text:p text:style-name="P72">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2">Solution</text:p>
          <text:p text:style-name="P72"><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72">Briefly describe what a format specifier is. Write a statement that uses one.</text:p>
          <text:p text:style-name="P72">Solution</text:p>
          <text:p text:style-name="P72">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2">Write a statement that uses a format specifier.</text:p>
          <text:p text:style-name="P72">Solution</text:p>
          <text:p text:style-name="P72">`Console.WriteLine($“myInt:C”);</text:p>
        </text:list-item>
        <text:list-item>
          <text:p text:style-name="P72">Write a method for the <text:span text:style-name="NormalTok">Rectangle</text:span> class that divides the length and width of the calling object by a factor given as a parameter.</text:p>
          <text:p text:style-name="P72">Solution</text:p>
          <text:p text:style-name="P72"><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5"/></text:span><text:span text:style-name="OperatorTok">{</text:span><text:span text:style-name="NormalTok"><text:s text:c="9"/>length </text:span><text:span text:style-name="OperatorTok">/=</text:span><text:span text:style-name="NormalTok"><text:s text:c="1"/>factor</text:span><text:span text:style-name="OperatorTok">;</text:span><text:span text:style-name="NormalTok"><text:s text:c="9"/>width </text:span><text:span text:style-name="OperatorTok">/=</text:span><text:span text:style-name="NormalTok"><text:s text:c="1"/>factor</text:span><text:span text:style-name="OperatorTok">;</text:span><text:span text:style-name="NormalTok"><text:s text:c="5"/></text:span><text:span text:style-name="OperatorTok">}</text:span></text:p>
        </text:list-item>
        <text:list-item>
          <text:p text:style-name="P72">Draw the UML diagram of a class named “Student” with a single attribute, “name”, of type <text:span text:style-name="DataTypeTok">string</text:span>, and two methods, <text:span text:style-name="NormalTok">SetName</text:span> and <text:span text:style-name="NormalTok">GetName</text:span>.</text:p>
          <text:p text:style-name="P72">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72">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72">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2">What is the name of the class, what are the methods and attributes of the class?</text:p>
          <text:p text:style-name="P72">Solution</text:p>
          <text:p text:style-name="P72">The class is named Circle, it has a single attribute (radius) and three methods (setRadius, getRadius and getArea).</text:p>
        </text:list-item>
        <text:list-item>
          <text:p text:style-name="P72">What does it mean to say that instance variables have a default initial value? How is that different from the variables we have been manipulating in the <text:span text:style-name="NormalTok">Main</text:span> method?</text:p>
          <text:p text:style-name="P72">Solution</text:p>
          <text:p text:style-name="P72">When we create an object, the instance variable get a default value. When we declare a variable, it is unassigned.</text:p>
        </text:list-item>
        <text:list-item>
          <text:p text:style-name="P72">Is it possible to have more than one constructor defined for a class? If yes, how can C# know which one is called?</text:p>
          <text:p text:style-name="P72">Solution</text:p>
          <text:p text:style-name="P72">Yes, by looking at the signature.</text:p>
        </text:list-item>
        <text:list-item>
          <text:p text:style-name="P72">What is the name of a constructor method? What is the return type of a constructor?</text:p>
          <text:p text:style-name="P72">Solution</text:p>
          <text:p text:style-name="P72">The name of the class. It does not have a return type, not even <text:span text:style-name="DataTypeTok">void</text:span>.</text:p>
        </text:list-item>
        <text:list-item>
          <text:p text:style-name="P72">Write a constructor for a <text:span text:style-name="NormalTok">Soda</text:span> class with one <text:span text:style-name="DataTypeTok">string</text:span> attribute called <text:span text:style-name="NormalTok">name</text:span>.</text:p>
          <text:p text:style-name="P72">Solution</text:p>
          <text:p text:style-name="P72"><text:span text:style-name="KeywordTok">public</text:span><text:span text:style-name="NormalTok"><text:s text:c="1"/></text:span><text:span text:style-name="FunctionTok">Soda</text:span><text:span text:style-name="OperatorTok">(){</text:span><text:span text:style-name="NormalTok">name </text:span><text:span text:style-name="OperatorTok">=</text:span><text:span text:style-name="NormalTok"><text:s text:c="1"/></text:span><text:span text:style-name="StringTok">"Generic"</text:span><text:span text:style-name="OperatorTok">;}</text:span></text:p>
        </text:list-item>
        <text:list-item>
          <text:p text:style-name="P72">Assume we have a <text:span text:style-name="NormalTok">Polygon</text:span> class, that have only one attribute, an <text:span text:style-name="DataTypeTok">int</text:span> called <text:span text:style-name="NormalTok">numberOfSides</text:span>. Write a constructor for that class.</text:p>
          <text:p text:style-name="P72">Solution</text:p>
          <text:p text:style-name="P72">?public Polygon(int numberOfSidesParam)numberOfSides = numberOfSidesParam;`</text:p>
        </text:list-item>
        <text:list-item>
          <text:p text:style-name="P72">What is the “default” constructor? Do we always have the possibility of using it?</text:p>
          <text:p text:style-name="P72">Solution</text:p>
          <text:p text:style-name="P72">The constructor provided with the class by default, that set all the attributes to their default values. If we define our own constructor, this one disappears.</text:p>
        </text:list-item>
        <text:list-item>
          <text:p text:style-name="P72">What is the return type of a <text:span text:style-name="NormalTok">ToString</text:span> method? How many arguments does it usually take?</text:p>
          <text:p text:style-name="P72">Solution</text:p>
          <text:p text:style-name="P72"><text:span text:style-name="DataTypeTok">string</text:span>, 0.</text:p>
        </text:list-item>
        <text:list-item>
          <text:p text:style-name="P72">Consider the following partial class definition:</text:p>
          <text:p text:style-name="P82">public class Book</text:p>
          <text:p text:style-name="P83">{</text:p>
          <text:p text:style-name="P84"><text:s text:c="4"/>private string title;</text:p>
          <text:p text:style-name="P85"><text:s text:c="4"/>private string author;</text:p>
          <text:p text:style-name="P86"><text:s text:c="4"/>private string publisher;</text:p>
          <text:p text:style-name="P87"><text:s text:c="4"/>private int copiesSold;</text:p>
          <text:p text:style-name="P88">}</text:p>
          <text:list>
            <text:list-item>
              <text:p text:style-name="P88">Write a statement that would create a <text:span text:style-name="NormalTok">Book</text:span> object.</text:p>
            </text:list-item>
            <text:list-item>
              <text:p text:style-name="P88">Write a “getter” and a “setter” for the <text:span text:style-name="NormalTok">title</text:span> attribute.</text:p>
            </text:list-item>
            <text:list-item>
              <text:p text:style-name="P88">Write a constructor for the <text:span text:style-name="NormalTok">Book</text:span> class taking at least one argument (you’re free to decide which one(s)).</text:p>
            </text:list-item>
          </text:list>
        </text:list-item>
        <text:list-item>
          <text:p text:style-name="P72">Consider the following partial class definition:</text:p>
          <text:p text:style-name="P89">class DVD</text:p>
          <text:p text:style-name="P90">{</text:p>
          <text:p text:style-name="P91"><text:s text:c="4"/>private string title;</text:p>
          <text:p text:style-name="P92"><text:s text:c="4"/>private decimal price;</text:p>
          <text:p text:style-name="P93">}</text:p>
          <text:list>
            <text:list-item>
              <text:p text:style-name="P93">Write a “setter” for the <text:span text:style-name="NormalTok">title</text:span> attribute.</text:p>
            </text:list-item>
            <text:list-item>
              <text:p text:style-name="P93">Write a constructor for the <text:span text:style-name="NormalTok">DVD</text:span> class that takes two arguments.</text:p>
            </text:list-item>
            <text:list-item>
              <text:p text:style-name="P93">Write a method called <text:span text:style-name="NormalTok">Discount</text:span> that decreases the <text:span text:style-name="NormalTok">price</text:span> attribute by 20.55%.</text:p>
            </text:list-item>
            <text:list-item>
              <text:p text:style-name="P93">Write a (good, informative) <text:span text:style-name="NormalTok">ToString</text:span> method for the class.</text:p>
            </text:list-item>
            <text:list-item>
              <text:p text:style-name="P93">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93">Draw the UML class diagram for the class you obtained by adding the above four methods to our original class definition.</text:p>
            </text:list-item>
          </text:list>
        </text:list-item>
        <text:list-item>
          <text:p text:style-name="P72">Consider the following partial class definition:</text:p>
          <text:p text:style-name="P94">class Book</text:p>
          <text:p text:style-name="P95">{</text:p>
          <text:p text:style-name="P96"><text:s text:c="4"/>private string title;</text:p>
          <text:p text:style-name="P97"><text:s text:c="4"/>private decimal price;</text:p>
          <text:p text:style-name="P98">}</text:p>
          <text:list>
            <text:list-item>
              <text:p text:style-name="P98">Write a “getter” for the <text:span text:style-name="NormalTok">title</text:span> attribute.</text:p>
            </text:list-item>
            <text:list-item>
              <text:p text:style-name="P98">Write a constructor for the <text:span text:style-name="NormalTok">Book</text:span> class that takes two arguments.</text:p>
            </text:list-item>
            <text:list-item>
              <text:p text:style-name="P98">Write a method called <text:span text:style-name="NormalTok">AddTaxes</text:span> that increases the <text:span text:style-name="NormalTok">price</text:span> attribute by 6.35%.</text:p>
            </text:list-item>
            <text:list-item>
              <text:p text:style-name="P98">Write a (good, informative) <text:span text:style-name="NormalTok">ToString</text:span> method for that class.</text:p>
            </text:list-item>
            <text:list-item>
              <text:p text:style-name="P98">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98">Draw the UML class diagram for the class you obtained by adding the above four methods to our original class definition.</text:p>
            </text:list-item>
          </text:list>
        </text:list-item>
        <text:list-item>
          <text:p text:style-name="P72">Assume that my <text:span text:style-name="NormalTok">Pet</text:span> class contains one custom constructor:</text:p>
          <text:p text:style-name="P99"><text:s text:c="8"/>public Pet(string nameP, char genderP){</text:p>
          <text:p text:style-name="P100"><text:s text:c="12"/>name = nameP;</text:p>
          <text:p text:style-name="P101"><text:s text:c="12"/>gender = genderP;</text:p>
          <text:p text:style-name="P102"><text:s text:c="8"/>}</text:p>
          <text:p text:style-name="P72">What is the problem with the following statement?</text:p>
          <text:p text:style-name="P103">Pet myPet = new Pet('M', "Bob");</text:p>
          <text:p text:style-name="P72">Solution</text:p>
          <text:p text:style-name="P72">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2">Why would one want to define a constructor for a class?</text:p>
          <text:p text:style-name="P72">Solution</text:p>
          <text:p text:style-name="P72">To be able to set the instance variables directly when creating the objects.</text:p>
        </text:list-item>
      </text:list>
      <text:h text:style-name="Heading_20_1" text:outline-level="1"><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104">You are going to design a class named <text:span text:style-name="NormalTok">Triangle</text:span>. A triangle has three angles, but knowing the value of only two angles is sufficient to determine the value of the third, since they always add up to <draw:frame draw:style-name="fr1" text:anchor-type="as-char"><draw:object xlink:href="Formula-54/" xlink:type="simple" xlink:show="embed" xlink:actuate="onLoad"/></draw:frame>.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105">a no-arg constructor that sets the value of <text:span text:style-name="NormalTok">angle1</text:span> to <draw:frame draw:style-name="fr1" text:anchor-type="as-char"><draw:object xlink:href="Formula-56/" xlink:type="simple" xlink:show="embed" xlink:actuate="onLoad"/></draw:frame> and the value of <text:span text:style-name="NormalTok">angle2</text:span> to <draw:frame draw:style-name="fr1" text:anchor-type="as-char"><draw:object xlink:href="Formula-58/" xlink:type="simple" xlink:show="embed" xlink:actuate="onLoad"/></draw:frame>,</text:p>
            </text:list-item>
            <text:list-item>
              <text:p text:style-name="P10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105">getters for <text:span text:style-name="NormalTok">angle1</text:span> and <text:span text:style-name="NormalTok">angle2</text:span>,</text:p>
            </text:list-item>
            <text:list-item>
              <text:p text:style-name="P105">a method that computes and returns the value of the third angle, that we name <text:span text:style-name="NormalTok">ComputeAngle3</text:span>,</text:p>
            </text:list-item>
            <text:list-item>
              <text:p text:style-name="P105">a method that rotate the triangle: the value of the first angle should be replaced with the value of the second angle, and the value of the second angle should be replaced with the value of the third angle.</text:p>
            </text:list-item>
          </text:list>
          <text:list>
            <text:list-item>
              <text:p text:style-name="P105">Write the UML diagram for the <text:span text:style-name="NormalTok">Triangle</text:span> class.</text:p>
            </text:list-item>
            <text:list-item>
              <text:p text:style-name="P105">Write the full, compilable implementation of the <text:span text:style-name="NormalTok">Triangle</text:span> class.</text:p>
            </text:list-item>
          </text:list>
          <text:p text:style-name="P104">Solution</text:p>
          <table:table table:name="Table7" table:style-name="Table7">
            <table:table-column table:style-name="Table7.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106">class Triangle</text:p>
          <text:p text:style-name="P107">{</text:p>
          <text:p text:style-name="P108"><text:s text:c="4"/>private double angle1;</text:p>
          <text:p text:style-name="P109"><text:s text:c="4"/>private double angle2;</text:p>
          <text:p text:style-name="P110"><text:s text:c="4"/>public Triangle()</text:p>
          <text:p text:style-name="P111"><text:s text:c="4"/>{</text:p>
          <text:p text:style-name="P112"><text:s text:c="8"/>angle1 = 60;</text:p>
          <text:p text:style-name="P113"><text:s text:c="8"/>angle2 = 60;</text:p>
          <text:p text:style-name="P114"><text:s text:c="4"/>}</text:p>
          <text:p text:style-name="P115"><text:s text:c="4"/>public Triangle(double angle1Param, double angle2Param)</text:p>
          <text:p text:style-name="P116"><text:s text:c="4"/>{</text:p>
          <text:p text:style-name="P117"><text:s text:c="8"/>angle1 = angle1Param;</text:p>
          <text:p text:style-name="P118"><text:s text:c="8"/>angle2 = angle2Param;</text:p>
          <text:p text:style-name="P119"><text:s text:c="4"/>}</text:p>
          <text:p text:style-name="P120"><text:s text:c="4"/>public double GetAngle1()</text:p>
          <text:p text:style-name="P121"><text:s text:c="4"/>{</text:p>
          <text:p text:style-name="P122"><text:s text:c="8"/>return angle1;</text:p>
          <text:p text:style-name="P123"><text:s text:c="4"/>}</text:p>
          <text:p text:style-name="P124"><text:s text:c="4"/>public double GetAngle2()</text:p>
          <text:p text:style-name="P125"><text:s text:c="4"/>{</text:p>
          <text:p text:style-name="P126"><text:s text:c="8"/>return angle2;</text:p>
          <text:p text:style-name="P127"><text:s text:c="4"/>}</text:p>
          <text:p text:style-name="P128"><text:s text:c="4"/>public double ComputeAngle3()</text:p>
          <text:p text:style-name="P129"><text:s text:c="4"/>{</text:p>
          <text:p text:style-name="P130"><text:s text:c="8"/>return 180 - angle1 - angle2;</text:p>
          <text:p text:style-name="P131"><text:s text:c="4"/>}</text:p>
          <text:p text:style-name="P132"><text:s text:c="4"/>public void Rotate()</text:p>
          <text:p text:style-name="P133"><text:s text:c="4"/>{</text:p>
          <text:p text:style-name="P134"><text:s text:c="8"/>double oldAngle3 = ComputeAngle3();</text:p>
          <text:p text:style-name="P135"><text:s text:c="8"/>angle1 = angle2;</text:p>
          <text:p text:style-name="P136"><text:s text:c="8"/>angle2 = oldAngle3;</text:p>
          <text:p text:style-name="P137"><text:s text:c="4"/>}</text:p>
          <text:p text:style-name="P138">}</text:p>
        </text:list-item>
      </text:list>
      <text:h text:style-name="Heading_20_1" text:outline-level="1"><text:bookmark-start text:name="part-i-questions-3"/>Part I — Questions<text:bookmark-end text:name="part-i-questions-3"/></text:h>
      <text:list text:style-name="L10">
        <text:list-item>
          <text:p text:style-name="P139">What is sequential processing?</text:p>
          <text:p text:style-name="P139">Solution</text:p>
          <text:p text:style-name="P139">When the code is executed sequentially, without any branching. It implies that the code is processed in the order in which it is presented in the source code: the statement at line <draw:frame draw:style-name="fr1" text:anchor-type="as-char"><draw:object xlink:href="Formula-60/" xlink:type="simple" xlink:show="embed" xlink:actuate="onLoad"/></draw:frame> will always be executed after the statement at line <draw:frame draw:style-name="fr1" text:anchor-type="as-char"><draw:object xlink:href="Formula-62/" xlink:type="simple" xlink:show="embed" xlink:actuate="onLoad"/></draw:frame> and before the statement at line <draw:frame draw:style-name="fr1" text:anchor-type="as-char"><draw:object xlink:href="Formula-64/" xlink:type="simple" xlink:show="embed" xlink:actuate="onLoad"/></draw:frame>.</text:p>
        </text:list-item>
        <text:list-item>
          <text:p text:style-name="P139">What is a decision structure?</text:p>
          <text:p text:style-name="P139">Solution</text:p>
          <text:p text:style-name="P13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139">Decide if the following boolean expressions will evaluate to <text:span text:style-name="KeywordTok">true</text:span> or <text:span text:style-name="KeywordTok">false</text:span>:</text:p>
          <text:list text:style-name="L11">
            <text:list-item>
              <text:p text:style-name="P140"><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140"><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140"><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40"><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139">Decide if the following Boolean expressions will evaluate to <text:span text:style-name="KeywordTok">true</text:span> or <text:span text:style-name="KeywordTok">false</text:span>:</text:p>
          <text:list text:style-name="L12">
            <text:list-item>
              <text:p text:style-name="P14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14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14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4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141">Solution</text:p>
              <text:list text:style-name="L13">
                <text:list-item>
                  <text:p text:style-name="P142"><text:span text:style-name="KeywordTok">false</text:span></text:p>
                </text:list-item>
                <text:list-item>
                  <text:p text:style-name="P142"><text:span text:style-name="KeywordTok">true</text:span></text:p>
                </text:list-item>
                <text:list-item>
                  <text:p text:style-name="P142"><text:span text:style-name="KeywordTok">false</text:span></text:p>
                </text:list-item>
                <text:list-item>
                  <text:p text:style-name="P142"><text:span text:style-name="KeywordTok">true</text:span></text:p>
                </text:list-item>
              </text:list>
            </text:list-item>
          </text:list>
        </text:list-item>
        <text:list-item>
          <text:p text:style-name="P139">For each of the following Boolean expressions, decide if it will evaluate to <text:span text:style-name="KeywordTok">true</text:span> or <text:span text:style-name="KeywordTok">false</text:span>:</text:p>
          <text:list>
            <text:list-item>
              <text:p text:style-name="P142"><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42"><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42"><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42"><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142">Solution</text:p>
              <text:list>
                <text:list-item>
                  <text:p text:style-name="P142"><text:span text:style-name="KeywordTok">false</text:span></text:p>
                </text:list-item>
                <text:list-item>
                  <text:p text:style-name="P142"><text:span text:style-name="KeywordTok">false</text:span></text:p>
                </text:list-item>
                <text:list-item>
                  <text:p text:style-name="P142"><text:span text:style-name="KeywordTok">true</text:span></text:p>
                </text:list-item>
                <text:list-item>
                  <text:p text:style-name="P142"><text:span text:style-name="KeywordTok">false</text:span></text:p>
                </text:list-item>
              </text:list>
            </text:list-item>
          </text:list>
        </text:list-item>
        <text:list-item>
          <text:p text:style-name="P139">For each of the following Boolean expressions, decide if it will evaluate to <text:span text:style-name="KeywordTok">true</text:span> or <text:span text:style-name="KeywordTok">false</text:span>:</text:p>
          <text:list>
            <text:list-item>
              <text:p text:style-name="P142"><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42"><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42"><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42"><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142">Solution</text:p>
              <text:list>
                <text:list-item>
                  <text:p text:style-name="P142"><text:span text:style-name="KeywordTok">true</text:span>,</text:p>
                </text:list-item>
                <text:list-item>
                  <text:p text:style-name="P142"><text:span text:style-name="KeywordTok">true</text:span>,</text:p>
                </text:list-item>
                <text:list-item>
                  <text:p text:style-name="P142"><text:span text:style-name="KeywordTok">false</text:span>,</text:p>
                </text:list-item>
                <text:list-item>
                  <text:p text:style-name="P142"><text:span text:style-name="KeywordTok">true</text:span></text:p>
                </text:list-item>
              </text:list>
            </text:list-item>
          </text:list>
        </text:list-item>
        <text:list-item>
          <text:p text:style-name="P139">What is the relational operator used to determine whenever two values are different?</text:p>
          <text:p text:style-name="P139">Solution</text:p>
          <text:p text:style-name="P139"><text:span text:style-name="OperatorTok">!=</text:span></text:p>
        </text:list-item>
        <text:list-item>
          <text:p text:style-name="P139">How do you store the result of a Boolean expression?</text:p>
          <text:p text:style-name="P139">Solution</text:p>
          <text:p text:style-name="P139">In a variable of type <text:span text:style-name="DataTypeTok">bool</text:span>. Its two possible values are <text:span text:style-name="KeywordTok">true</text:span> and <text:span text:style-name="KeywordTok">false</text:span>.</text:p>
        </text:list-item>
        <text:list-item>
          <text:p text:style-name="P139">Give three relational operators, and then two logical operators.</text:p>
          <text:p text:style-name="P139">Solution</text:p>
          <text:p text:style-name="P139"><text:span text:style-name="NormalTok">\</text:span><text:span text:style-name="OperatorTok">&lt;=</text:span>, <text:span text:style-name="OperatorTok">==</text:span>, <text:span text:style-name="OperatorTok">&gt;</text:span>, and <text:span text:style-name="OperatorTok">!</text:span>, <text:span text:style-name="OperatorTok">&amp;&amp;</text:span></text:p>
        </text:list-item>
        <text:list-item>
          <text:p text:style-name="P139">What would be displayed on the screen by the following code?</text:p>
          <text:p text:style-name="P143"><text:s text:c="4"/>if (false)</text:p>
          <text:p text:style-name="P144"><text:s text:c="4"/>{</text:p>
          <text:p text:style-name="P145"><text:s text:c="8"/>Console.WriteLine("Hello!");</text:p>
          <text:p text:style-name="P146"><text:s text:c="4"/>}</text:p>
          <text:p text:style-name="P147"><text:s text:c="4"/>Console.WriteLine("Hi!");</text:p>
          <text:p text:style-name="P139">Solution</text:p>
          <text:p text:style-name="P139">“Hi!”</text:p>
        </text:list-item>
        <text:list-item>
          <text:p text:style-name="P13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139">Solution</text:p>
          <text:p text:style-name="P13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13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66/" xlink:type="simple" xlink:show="embed" xlink:actuate="onLoad"/></draw:frame> to <text:span text:style-name="NormalTok">x</text:span> if <text:span text:style-name="NormalTok">y</text:span> is (strictly) greater than <draw:frame draw:style-name="fr1" text:anchor-type="as-char"><draw:object xlink:href="Formula-68/" xlink:type="simple" xlink:show="embed" xlink:actuate="onLoad"/></draw:frame>.</text:p>
          <text:p text:style-name="P139">Solution</text:p>
          <text:p text:style-name="P13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139">In C#, is there a difference between <text:span text:style-name="OperatorTok">=</text:span> and <text:span text:style-name="OperatorTok">==</text:span>? Write a statement that uses <text:span text:style-name="OperatorTok">=</text:span>.</text:p>
          <text:p text:style-name="P139">Solution</text:p>
          <text:p text:style-name="P13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13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139">Solution</text:p>
          <text:p text:style-name="P139"><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Console</text:span><text:span text:style-name="OperatorTok">.</text:span><text:span text:style-name="FunctionTok">WriteLine</text:span><text:span text:style-name="OperatorTok">(</text:span><text:span text:style-name="StringTok">"I have the same name!"</text:span><text:span text:style-name="OperatorTok">);</text:span></text:p>
        </text:list-item>
        <text:list-item>
          <text:p text:style-name="P13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148">if ( myAge &gt; 20 )</text:p>
          <text:p text:style-name="P149">{</text:p>
          <text:p text:style-name="P150"><text:s text:c="4"/>myFlag = true</text:p>
          <text:p text:style-name="P151">};</text:p>
          <text:p text:style-name="P139">Solution</text:p>
          <text:p text:style-name="P139">No, the semi-colon should come before the closing brace.</text:p>
        </text:list-item>
        <text:list-item>
          <text:p text:style-name="P13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39">Solution</text:p>
          <text:p text:style-name="P139">The IDE is warning us that the statements in the block will never be executed.</text:p>
        </text:list-item>
        <text:list-item>
          <text:p text:style-name="P139">Write an <text:span text:style-name="KeywordTok">if</text:span> statement that prints “Bonjour !” if the value of the <text:span text:style-name="DataTypeTok">char</text:span> variable <text:span text:style-name="NormalTok">lang</text:span> is <text:span text:style-name="CharTok">'f'</text:span>.</text:p>
          <text:p text:style-name="P139">Solution</text:p>
          <text:p text:style-name="P139"><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Console</text:span><text:span text:style-name="OperatorTok">.</text:span><text:span text:style-name="FunctionTok">WriteLine</text:span><text:span text:style-name="OperatorTok">(</text:span><text:span text:style-name="StringTok">"Bonjour !"</text:span><text:span text:style-name="OperatorTok">);</text:span></text:p>
        </text:list-item>
        <text:list-item>
          <text:p text:style-name="P13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4">
            <text:list-item>
              <text:p text:style-name="P152"><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52"><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52"><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152"><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39">Do the same when they are all set to <text:span text:style-name="KeywordTok">false</text:span>.</text:p>
          <text:p text:style-name="P139">Solution</text:p>
          <text:p text:style-name="P139">For each expression, we give first the value if all the variables are set to <text:span text:style-name="KeywordTok">true</text:span>, then the value if all the variables are set to <text:span text:style-name="KeywordTok">false</text:span>.</text:p>
          <text:list text:style-name="L15">
            <text:list-item>
              <text:p text:style-name="P153"><text:span text:style-name="KeywordTok">true</text:span>, <text:span text:style-name="KeywordTok">false</text:span></text:p>
            </text:list-item>
            <text:list-item>
              <text:p text:style-name="P153"><text:span text:style-name="KeywordTok">true</text:span>, <text:span text:style-name="KeywordTok">true</text:span></text:p>
            </text:list-item>
            <text:list-item>
              <text:p text:style-name="P153"><text:span text:style-name="KeywordTok">false</text:span>, <text:span text:style-name="KeywordTok">false</text:span></text:p>
            </text:list-item>
            <text:list-item>
              <text:p text:style-name="P153"><text:span text:style-name="KeywordTok">true</text:span>, <text:span text:style-name="KeywordTok">true</text:span></text:p>
            </text:list-item>
          </text:list>
          <text:p text:style-name="P139">You can check the answer using for instance the following code.</text:p>
          <text:p text:style-name="P154">using System;</text:p>
          <text:p text:style-name="P155">class MainClass {</text:p>
          <text:p text:style-name="P156"><text:s text:c="4"/>public static void Main (string[] args) {</text:p>
          <text:p text:style-name="P157"><text:s text:c="8"/>bool x, y, z;</text:p>
          <text:p text:style-name="P158"><text:s text:c="8"/>x = true;</text:p>
          <text:p text:style-name="P159"><text:s text:c="8"/>y = true;</text:p>
          <text:p text:style-name="P160"><text:s text:c="8"/>z = true;</text:p>
          <text:p text:style-name="P161"><text:s text:c="8"/>Console.WriteLine(x || y &amp;&amp; z);</text:p>
          <text:p text:style-name="P162"><text:s text:c="8"/>Console.WriteLine(!x || y &amp;&amp; z);</text:p>
          <text:p text:style-name="P163"><text:s text:c="8"/>Console.WriteLine(!(x || y) &amp;&amp; (z &amp;&amp; y));</text:p>
          <text:p text:style-name="P164"><text:s text:c="8"/>Console.WriteLine ((!x &amp;&amp; x) || (!x || x));</text:p>
          <text:p text:style-name="P165"><text:s text:c="8"/>x = false;</text:p>
          <text:p text:style-name="P166"><text:s text:c="8"/>y = false;</text:p>
          <text:p text:style-name="P167"><text:s text:c="8"/>z = false;</text:p>
          <text:p text:style-name="P168"><text:s text:c="8"/>Console.WriteLine(x || y &amp;&amp; z);</text:p>
          <text:p text:style-name="P169"><text:s text:c="8"/>Console.WriteLine(!x || y &amp;&amp; z);</text:p>
          <text:p text:style-name="P170"><text:s text:c="8"/>Console.WriteLine(!(x || y) &amp;&amp; (z &amp;&amp; y));</text:p>
          <text:p text:style-name="P171"><text:s text:c="8"/>Console.WriteLine ((!x &amp;&amp; x) || (!x || x));</text:p>
          <text:p text:style-name="P172"><text:s text:c="4"/>}</text:p>
          <text:p text:style-name="P173">}</text:p>
        </text:list-item>
        <text:list-item>
          <text:p text:style-name="P139">Write a <text:span text:style-name="NormalTok">boolean</text:span> expression that evaluates to <text:span text:style-name="KeywordTok">true</text:span> if a variable <text:span text:style-name="NormalTok">x</text:span> is between 3 (excluded) and 5 (included).</text:p>
          <text:p text:style-name="P139">Solution</text:p>
          <text:p text:style-name="P13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139">Write an <text:span text:style-name="KeywordTok">if</text:span><text:span text:style-name="OperatorTok">-</text:span><text:span text:style-name="KeywordTok">else</text:span> statement that assigns <draw:frame draw:style-name="fr1" text:anchor-type="as-char"><draw:object xlink:href="Formula-70/" xlink:type="simple" xlink:show="embed" xlink:actuate="onLoad"/></draw:frame> to <text:span text:style-name="NormalTok">z</text:span> if <text:span text:style-name="NormalTok">y</text:span> is greater or equal than <draw:frame draw:style-name="fr1" text:anchor-type="as-char"><draw:object xlink:href="Formula-72/" xlink:type="simple" xlink:show="embed" xlink:actuate="onLoad"/></draw:frame>, and that assigns <draw:frame draw:style-name="fr1" text:anchor-type="as-char"><draw:object xlink:href="Formula-74/" xlink:type="simple" xlink:show="embed" xlink:actuate="onLoad"/></draw:frame> to <text:span text:style-name="NormalTok">z</text:span> otherwise.</text:p>
          <text:p text:style-name="P139">Solution</text:p>
          <text:p text:style-name="P139">`if (y &gt;= 0) z = 0.1; else z = -0.1;</text:p>
        </text:list-item>
        <text:list-item>
          <text:p text:style-name="P139">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139">Solution</text:p>
          <text:p text:style-name="P139"><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1"/>legalStatus </text:span><text:span text:style-name="OperatorTok">=</text:span><text:span text:style-name="NormalTok"><text:s text:c="1"/></text:span><text:span text:style-name="StringTok">"Minor"</text:span><text:span text:style-name="OperatorTok">;</text:span><text:span text:style-name="NormalTok"><text:s text:c="1"/></text:span><text:span text:style-name="KeywordTok">else</text:span><text:span text:style-name="NormalTok"><text:s text:c="1"/>legalStatus </text:span><text:span text:style-name="OperatorTok">=</text:span><text:span text:style-name="NormalTok"><text:s text:c="1"/></text:span><text:span text:style-name="StringTok">"Major"</text:span><text:span text:style-name="OperatorTok">;</text:span></text:p>
        </text:list-item>
        <text:list-item>
          <text:p text:style-name="P13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139">Solution</text:p>
          <text:p text:style-name="P139"><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p>
        </text:list-item>
        <text:list-item>
          <text:p text:style-name="P13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173">“I’m taking this class!” if <text:span text:style-name="NormalTok">courseNumber</text:span> is <text:span text:style-name="DecValTok">1301</text:span> and <text:span text:style-name="NormalTok">courseCode</text:span> is <text:span text:style-name="NormalTok">CSCI</text:span>;</text:p>
            </text:list-item>
            <text:list-item>
              <text:p text:style-name="P173">“That’s my major!” if <text:span text:style-name="NormalTok">courseCode</text:span> is <text:span text:style-name="NormalTok">CSCI</text:span>;</text:p>
            </text:list-item>
            <text:list-item>
              <text:p text:style-name="P173">“Is that an elective?” if <text:span text:style-name="NormalTok">courseNumber</text:span> is greater than 3000; or</text:p>
            </text:list-item>
            <text:list-item>
              <text:p text:style-name="P173">“Is it a good class?” otherwise.</text:p>
            </text:list-item>
          </text:list>
          <text:p text:style-name="P139">Your program should display exactly one message.</text:p>
          <text:p text:style-name="P139">Solution</text:p>
          <text:p text:style-name="P174">if(courseNumber == 1301 &amp;&amp; courseCode == "CSCI")</text:p>
          <text:p text:style-name="P175">{</text:p>
          <text:p text:style-name="P176"><text:s text:c="4"/>Console.WriteLine("I'm taking this class!");</text:p>
          <text:p text:style-name="P177">}</text:p>
          <text:p text:style-name="P178">else if(courseCode == "CSCI")</text:p>
          <text:p text:style-name="P179">{</text:p>
          <text:p text:style-name="P180"><text:s text:c="4"/>Console.WriteLine("That's my major!");</text:p>
          <text:p text:style-name="P181">}</text:p>
          <text:p text:style-name="P182">else if(courseNumber &gt; 3000)</text:p>
          <text:p text:style-name="P183">{</text:p>
          <text:p text:style-name="P184"><text:s text:c="4"/>Console.WriteLine("Is that an elective?");</text:p>
          <text:p text:style-name="P185">}</text:p>
          <text:p text:style-name="P186">else</text:p>
          <text:p text:style-name="P187">{</text:p>
          <text:p text:style-name="P188"><text:s text:c="4"/>Console.WriteLine("Is it a good class?");</text:p>
          <text:p text:style-name="P189">}</text:p>
        </text:list-item>
        <text:list-item>
          <text:p text:style-name="P13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189">“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189">“I love this season.” if <text:span text:style-name="NormalTok">graduationSemester</text:span> is <text:span text:style-name="NormalTok">Spring</text:span>;</text:p>
            </text:list-item>
            <text:list-item>
              <text:p text:style-name="P189">“That is in a long time!” if <text:span text:style-name="NormalTok">graduationYear</text:span> is greater than 2025; or</text:p>
            </text:list-item>
            <text:list-item>
              <text:p text:style-name="P189">“I hope you’ll have an in-person ceremony!” otherwise.</text:p>
            </text:list-item>
          </text:list>
          <text:p text:style-name="P139">Your program should display exactly one message.</text:p>
          <text:p text:style-name="P139">Solution</text:p>
          <text:p text:style-name="P190">if(graduationYear == 2023 &amp;&amp; graduationSemester == "Fall")</text:p>
          <text:p text:style-name="P191">{</text:p>
          <text:p text:style-name="P192"><text:s text:c="4"/>Console.WriteLine("I will graduate at the same time!");</text:p>
          <text:p text:style-name="P193">}</text:p>
          <text:p text:style-name="P194">else if(graduationSemester == "Spring")</text:p>
          <text:p text:style-name="P195">{</text:p>
          <text:p text:style-name="P196"><text:s text:c="4"/>Console.WriteLine("I love this season.");</text:p>
          <text:p text:style-name="P197">}</text:p>
          <text:p text:style-name="P198">else if(graduationSemester &gt; 2025)</text:p>
          <text:p text:style-name="P199">{</text:p>
          <text:p text:style-name="P200"><text:s text:c="4"/>Console.WriteLine("That's in a long time!");</text:p>
          <text:p text:style-name="P201">}</text:p>
          <text:p text:style-name="P202">else</text:p>
          <text:p text:style-name="P203">{</text:p>
          <text:p text:style-name="P204"><text:s text:c="4"/>Console.WriteLine("I hope you'll have an in-person ceremony!");</text:p>
          <text:p text:style-name="P205">}</text:p>
        </text:list-item>
        <text:list-item>
          <text:p text:style-name="P139">What will be displayed on the screen by the following program?</text:p>
          <text:p text:style-name="P206">int x = 3, y = 2, z = 4;</text:p>
          <text:p text:style-name="P207">if (x &gt; y) {z += y;}</text:p>
          <text:p text:style-name="P208">if (x &gt; z) {y -= 4;}</text:p>
          <text:p text:style-name="P209">Console.WriteLine($"x is {x}, y is {y}, and z is {z}.");</text:p>
          <text:p text:style-name="P139">Solution</text:p>
          <text:p text:style-name="P139">“x is 3, y is 2, and z is 6.”</text:p>
        </text:list-item>
        <text:list-item>
          <text:p text:style-name="P139">What will be displayed on the screen by the following program?</text:p>
          <text:p text:style-name="P210">int x = 3, y = 2, z = 4;</text:p>
          <text:p text:style-name="P211">if (x &gt;= z) {z += y;} else if (x != y) {z *= y;}</text:p>
          <text:p text:style-name="P212">y -= 4;</text:p>
          <text:p text:style-name="P213">Console.WriteLine($"x is {x}, y is {y}, and z is {z}.");</text:p>
          <text:p text:style-name="P139">Solution</text:p>
          <text:p text:style-name="P139">“x is 3, y is -2, and z is 8.”</text:p>
        </text:list-item>
        <text:list-item>
          <text:p text:style-name="P13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139">Solution</text:p>
          <text:p text:style-name="P139"><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Good morning!"</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text:span><text:span text:style-name="OperatorTok">);</text:span><text:span text:style-name="NormalTok"><text:s text:c="5"/></text:span><text:span text:style-name="OperatorTok">}</text:span></text:p>
        </text:list-item>
        <text:list-item>
          <text:p text:style-name="P13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139">Solution</text:p>
          <text:p text:style-name="P139"><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 Melody!"</text:span><text:span text:style-name="OperatorTok">);</text:span><text:span text:style-name="NormalTok"><text:s text:c="5"/></text:span><text:span text:style-name="OperatorTok">}</text:span></text:p>
        </text:list-item>
        <text:list-item>
          <text:p text:style-name="P139">What will be displayed on the screen by the following program?</text:p>
          <text:p text:style-name="P214">int x = 3, y = 2, z = 4;</text:p>
          <text:p text:style-name="P215">if (y &gt;= z) {z += y;}</text:p>
          <text:p text:style-name="P216">else if (x != y) { if (false) {z -= 3;} else {z += x;}}</text:p>
          <text:p text:style-name="P217">Console.WriteLinef($"x is {x}, y is {y}, and z is {z}.");</text:p>
          <text:p text:style-name="P139">Solution</text:p>
          <text:p text:style-name="P139">x is 3, y is 2, and z is 7.</text:p>
        </text:list-item>
        <text:list-item>
          <text:p text:style-name="P13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218">if (myLang == 'f')</text:p>
          <text:p text:style-name="P219">{</text:p>
          <text:p text:style-name="P220"><text:s text:c="4"/>Console.WriteLine("Vous parlez Français ?");</text:p>
          <text:p text:style-name="P221">}</text:p>
          <text:p text:style-name="P222">else if (myLang == 'e')</text:p>
          <text:p text:style-name="P223">{</text:p>
          <text:p text:style-name="P224"><text:s text:c="4"/>Console.WriteLine("Do you speak English?");</text:p>
          <text:p text:style-name="P225">}</text:p>
          <text:p text:style-name="P226">else if (myLang == 'd')</text:p>
          <text:p text:style-name="P227">{</text:p>
          <text:p text:style-name="P228"><text:s text:c="4"/>Console.WriteLine("Sprechen Sie Deutsch?");</text:p>
          <text:p text:style-name="P229">}</text:p>
          <text:p text:style-name="P230">else</text:p>
          <text:p text:style-name="P231">{</text:p>
          <text:p text:style-name="P232"><text:s text:c="4"/>Console.WriteLine("I don't know your language!");</text:p>
          <text:p text:style-name="P233">}</text:p>
          <text:p text:style-name="P234">if (myCity == "Augusta")</text:p>
          <text:p text:style-name="P235">{</text:p>
          <text:p text:style-name="P236"><text:s text:c="4"/>Console.WriteLine("I also live here!");</text:p>
          <text:p text:style-name="P237">}</text:p>
          <text:p text:style-name="P238">else if (myCity == "Ithaca" || myCity == "Providence")</text:p>
          <text:p text:style-name="P239">{</text:p>
          <text:p text:style-name="P240"><text:s text:c="4"/>Console.WriteLine("I used to live there!");</text:p>
          <text:p text:style-name="P241"><text:s text:c="4"/>}</text:p>
          <text:p text:style-name="P242">else</text:p>
          <text:p text:style-name="P243">{</text:p>
          <text:p text:style-name="P244"><text:s text:c="4"/>Console.WriteLine("I never lived there.");</text:p>
          <text:p text:style-name="P245">}</text:p>
          <text:p text:style-name="P246">if (temp == 100.0)</text:p>
          <text:p text:style-name="P247">{</text:p>
          <text:p text:style-name="P248"><text:s text:c="4"/>Console.WriteLine("It's ready!");</text:p>
          <text:p text:style-name="P249">}</text:p>
          <text:p text:style-name="P250">else if (temp &gt;= 90.0)</text:p>
          <text:p text:style-name="P251">{</text:p>
          <text:p text:style-name="P252"><text:s text:c="4"/>Console.WriteLine("Almost ready!");</text:p>
          <text:p text:style-name="P253">}</text:p>
          <text:p text:style-name="P254">else</text:p>
          <text:p text:style-name="P255">{</text:p>
          <text:p text:style-name="P256"><text:s text:c="4"/>Console.WriteLine("You have to wait.");</text:p>
          <text:p text:style-name="P257">}</text:p>
          <text:p text:style-name="P139">If you think it is not possible or not feasible, explain why.</text:p>
          <text:p text:style-name="P139">Solution</text:p>
          <text:p text:style-name="P258">switch (myLang)</text:p>
          <text:p text:style-name="P259">{</text:p>
          <text:p text:style-name="P260"><text:s text:c="4"/>case 'f':</text:p>
          <text:p text:style-name="P261"><text:s text:c="8"/>Console.WriteLine("Vous parlez Français ?");</text:p>
          <text:p text:style-name="P262"><text:s text:c="4"/>break;</text:p>
          <text:p text:style-name="P263"><text:s text:c="4"/>case 'e':</text:p>
          <text:p text:style-name="P264"><text:s text:c="8"/>Console.WriteLine("Do you speak English?");</text:p>
          <text:p text:style-name="P265"><text:s text:c="4"/>break;</text:p>
          <text:p text:style-name="P266"><text:s text:c="4"/>case 'd':</text:p>
          <text:p text:style-name="P267"><text:s text:c="8"/>Console.WriteLine("Sprechen Sie Deutsch?");</text:p>
          <text:p text:style-name="P268"><text:s text:c="4"/>break;</text:p>
          <text:p text:style-name="P269"><text:s text:c="4"/>default:</text:p>
          <text:p text:style-name="P270"><text:s text:c="8"/>Console.WriteLine("I don't know your language!");</text:p>
          <text:p text:style-name="P271"><text:s text:c="4"/>break;</text:p>
          <text:p text:style-name="P272">}</text:p>
          <text:p text:style-name="P273">switch (myCity)</text:p>
          <text:p text:style-name="P274">{</text:p>
          <text:p text:style-name="P275"><text:s text:c="4"/>case "Augusta":</text:p>
          <text:p text:style-name="P276"><text:s text:c="8"/>Console.WriteLine("I also live here!");</text:p>
          <text:p text:style-name="P277"><text:s text:c="4"/>break;</text:p>
          <text:p text:style-name="P278"><text:s text:c="4"/>case "Ithaca":</text:p>
          <text:p text:style-name="P279"><text:s text:c="4"/>case "Providence":</text:p>
          <text:p text:style-name="P280"><text:s text:c="8"/>Console.WriteLine("I used to live there!");</text:p>
          <text:p text:style-name="P281"><text:s text:c="4"/>break;</text:p>
          <text:p text:style-name="P282"><text:s text:c="4"/>default:</text:p>
          <text:p text:style-name="P283"><text:s text:c="8"/>Console.WriteLine("I never lived there.");</text:p>
          <text:p text:style-name="P284"><text:s text:c="4"/>break;</text:p>
          <text:p text:style-name="P285">}</text:p>
          <text:p text:style-name="P139">The last one is impossible, since we cannot write ‘switch’ statements comparing all the possible <text:span text:style-name="DataTypeTok">float</text:span> values!</text:p>
        </text:list-item>
        <text:list-item>
          <text:p text:style-name="P139">Give an example of an <text:span text:style-name="KeywordTok">if</text:span> statement that could not be rewritten as a <text:span text:style-name="KeywordTok">switch</text:span>.</text:p>
          <text:p text:style-name="P139">Solution</text:p>
          <text:p text:style-name="P13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13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139">Solution</text:p>
          <text:p text:style-name="P139"><text:span text:style-name="KeywordTok">switch</text:span><text:span text:style-name="NormalTok"><text:s text:c="1"/></text:span><text:span text:style-name="OperatorTok">(</text:span><text:span text:style-name="NormalTok">day</text:span><text:span text:style-name="OperatorTok">)</text:span><text:span text:style-name="NormalTok"><text:s text:c="5"/></text:span><text:span text:style-name="OperatorTok">{</text:span><text:span text:style-name="NormalTok"><text:s text:c="9"/></text:span><text:span text:style-name="KeywordTok">case</text:span><text:span text:style-name="NormalTok"><text:s text:c="1"/></text:span><text:span text:style-name="StringTok">"Saturday"</text:span><text:span text:style-name="OperatorTok">:</text:span><text:span text:style-name="NormalTok"><text:s text:c="13"/>discount </text:span><text:span text:style-name="OperatorTok">=</text:span><text:span text:style-name="NormalTok"><text:s text:c="1"/></text:span><text:span text:style-name="FloatTok">0.25</text:span><text:span text:style-name="OperatorTok">;</text:span><text:span text:style-name="NormalTok"><text:s text:c="9"/></text:span><text:span text:style-name="KeywordTok">break</text:span><text:span text:style-name="OperatorTok">;</text:span><text:span text:style-name="NormalTok"><text:s text:c="9"/></text:span><text:span text:style-name="KeywordTok">default</text:span><text:span text:style-name="OperatorTok">:</text:span><text:span text:style-name="NormalTok"><text:s text:c="13"/>discount </text:span><text:span text:style-name="OperatorTok">=</text:span><text:span text:style-name="NormalTok"><text:s text:c="1"/></text:span><text:span text:style-name="FloatTok">0.5</text:span><text:span text:style-name="OperatorTok">;</text:span><text:span text:style-name="NormalTok"><text:s text:c="9"/></text:span><text:span text:style-name="KeywordTok">break</text:span><text:span text:style-name="OperatorTok">;</text:span><text:span text:style-name="NormalTok"><text:s text:c="5"/></text:span><text:span text:style-name="OperatorTok">}</text:span></text:p>
        </text:list-item>
      </text:list>
      <text:h text:style-name="Heading_20_1" text:outline-level="1"><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6">
        <text:list-item>
          <text:p text:style-name="P28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286">Solution</text:p>
          <text:p text:style-name="P287">Console.WriteLine("Country?");</text:p>
          <text:p text:style-name="P288">string c = Console.ReadLine();</text:p>
          <text:p text:style-name="P289">switch (c)</text:p>
          <text:p text:style-name="P290">{</text:p>
          <text:p text:style-name="P291"><text:s text:c="4"/>case "usa":</text:p>
          <text:p text:style-name="P292"><text:s text:c="8"/>Console.WriteLine("Welcome to the US!");</text:p>
          <text:p text:style-name="P293"><text:s text:c="4"/>break;</text:p>
          <text:p text:style-name="P294"><text:s text:c="4"/>case "fr":</text:p>
          <text:p text:style-name="P295"><text:s text:c="8"/>Console.Write("Bienvenue en France!");</text:p>
          <text:p text:style-name="P296"><text:s text:c="4"/>break;</text:p>
          <text:p text:style-name="P297"><text:s text:c="4"/>default:</text:p>
          <text:p text:style-name="P298"><text:s text:c="8"/>Console.WriteLine($"Welcome to {c}");</text:p>
          <text:p text:style-name="P299"><text:s text:c="4"/>break;</text:p>
          <text:p text:style-name="P300">}</text:p>
        </text:list-item>
        <text:list-item>
          <text:p text:style-name="P286">You want to write a small program for an on-line printing company. Your program should ask the user to chose a format (<draw:frame draw:style-name="fr1" text:anchor-type="as-char"><draw:object xlink:href="Formula-76/" xlink:type="simple" xlink:show="embed" xlink:actuate="onLoad"/></draw:frame> centimeters, or <draw:frame draw:style-name="fr1" text:anchor-type="as-char"><draw:object xlink:href="Formula-78/" xlink:type="simple" xlink:show="embed" xlink:actuate="onLoad"/></draw:frame> inches), ask if it is the first time the customer order through your company, and a number of copies. Then, calculate the total cost of printing those pictures, knowing that</text:p>
          <text:list text:style-name="L17">
            <text:list-item>
              <text:p text:style-name="P301">Printing a <draw:frame draw:style-name="fr1" text:anchor-type="as-char"><draw:object xlink:href="Formula-80/" xlink:type="simple" xlink:show="embed" xlink:actuate="onLoad"/></draw:frame> centimeters picture costs <draw:frame draw:style-name="fr1" text:anchor-type="as-char"><draw:object xlink:href="Formula-82/" xlink:type="simple" xlink:show="embed" xlink:actuate="onLoad"/></draw:frame>, printing a <draw:frame draw:style-name="fr1" text:anchor-type="as-char"><draw:object xlink:href="Formula-84/" xlink:type="simple" xlink:show="embed" xlink:actuate="onLoad"/></draw:frame> inches picture costs <draw:frame draw:style-name="fr1" text:anchor-type="as-char"><draw:object xlink:href="Formula-86/" xlink:type="simple" xlink:show="embed" xlink:actuate="onLoad"/></draw:frame>,</text:p>
            </text:list-item>
            <text:list-item>
              <text:p text:style-name="P301">A new customer gets a <draw:frame draw:style-name="fr1" text:anchor-type="as-char"><draw:object xlink:href="Formula-88/" xlink:type="simple" xlink:show="embed" xlink:actuate="onLoad"/></draw:frame> coupon if the order is more than <draw:frame draw:style-name="fr1" text:anchor-type="as-char"><draw:object xlink:href="Formula-90/" xlink:type="simple" xlink:show="embed" xlink:actuate="onLoad"/></draw:frame>,</text:p>
            </text:list-item>
            <text:list-item>
              <text:p text:style-name="P301">A <draw:frame draw:style-name="fr1" text:anchor-type="as-char"><draw:object xlink:href="Formula-92/" xlink:type="simple" xlink:show="embed" xlink:actuate="onLoad"/></draw:frame> discount is given if more than <draw:frame draw:style-name="fr1" text:anchor-type="as-char"><draw:object xlink:href="Formula-94/" xlink:type="simple" xlink:show="embed" xlink:actuate="onLoad"/></draw:frame> copies were ordered,</text:p>
            </text:list-item>
            <text:list-item>
              <text:p text:style-name="P301">The two previous offers can be cumulated.</text:p>
            </text:list-item>
          </text:list>
          <text:p text:style-name="P28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96/" xlink:type="simple" xlink:show="embed" xlink:actuate="onLoad"/></draw:frame> discount!” if the user ordered more than <draw:frame draw:style-name="fr1" text:anchor-type="as-char"><draw:object xlink:href="Formula-98/" xlink:type="simple" xlink:show="embed" xlink:actuate="onLoad"/></draw:frame> copies. See below for examples of execution, where the user input is underlined, and hitting carriage return is represented by ↵.</text:p>
          <text:p text:style-name="P302">Enter 'c' for 10x15cm, anything else for 8x11in.</text:p>
          <text:p text:style-name="P303">c̲ ↵</text:p>
          <text:p text:style-name="P304">Is this your first time here? Type 'y' for 'yes'.</text:p>
          <text:p text:style-name="P305">y̲ ↵</text:p>
          <text:p text:style-name="P306">Enter a number of copies.</text:p>
          <text:p text:style-name="P307">9̲0̲ ↵</text:p>
          <text:p text:style-name="P308">Welcome!</text:p>
          <text:p text:style-name="P309">We cherish our new customers, so we are giving you a $3 discount!</text:p>
          <text:p text:style-name="P310">Your total is $13.50. You had a 10% discount!</text:p>
          <text:p text:style-name="P311">Enter 'c' for 10x15cm, anything else for 8x11in.</text:p>
          <text:p text:style-name="P312">p̲ ↵</text:p>
          <text:p text:style-name="P313">Is this your first time here? Type 'y' for 'yes'.</text:p>
          <text:p text:style-name="P314">N̲o̲t̲ ̲a̲t̲ ̲a̲l̲l̲↵</text:p>
          <text:p text:style-name="P315">Enter a number of copies.</text:p>
          <text:p text:style-name="P316">1̲2̲0̲ ↵</text:p>
          <text:p text:style-name="P317">Your total is $27.00. You had a 10% discount!</text:p>
          <text:p text:style-name="P286">Solution</text:p>
          <text:p text:style-name="P318">Console.WriteLine("Enter 'c' for 10x15cm, anything else for 8x11in");</text:p>
          <text:p text:style-name="P319">char sizeChoice = char.Parse(Console.ReadLine());</text:p>
          <text:p text:style-name="P320">Console.WriteLine("Is this your first time here? Type 'y' for 'yes'.");</text:p>
          <text:p text:style-name="P321">char firstTime = char.Parse(Console.ReadLine());</text:p>
          <text:p text:style-name="P322">Console.WriteLine("Enter a number of copies");</text:p>
          <text:p text:style-name="P323">int copies = int.Parse(Console.ReadLine());</text:p>
          <text:p text:style-name="P324">decimal totalCost = sizeChoice == 'c' ? copies * 0.2m : copies * 0.25m;</text:p>
          <text:p text:style-name="P325">if(firstTime == 'y')</text:p>
          <text:p text:style-name="P326">{</text:p>
          <text:p text:style-name="P327"><text:s text:c="4"/>Console.WriteLine("Welcome!");</text:p>
          <text:p text:style-name="P328"><text:s text:c="4"/>string message = "We cherish our new customers";</text:p>
          <text:p text:style-name="P329"><text:s text:c="4"/>if(totalCost &gt; 5m)</text:p>
          <text:p text:style-name="P330"><text:s text:c="4"/>{</text:p>
          <text:p text:style-name="P331"><text:s text:c="8"/>totalCost -= 3m;</text:p>
          <text:p text:style-name="P332"><text:s text:c="8"/>message += ", so we're giving you a $3 discount!";</text:p>
          <text:p text:style-name="P333"><text:s text:c="4"/>}</text:p>
          <text:p text:style-name="P334"><text:s text:c="4"/>Console.WriteLine(message);</text:p>
          <text:p text:style-name="P335">}</text:p>
          <text:p text:style-name="P336">if(copies &gt; 50)</text:p>
          <text:p text:style-name="P337">{</text:p>
          <text:p text:style-name="P338"><text:s text:c="4"/>totalCost -= totalCost * 0.1m;</text:p>
          <text:p text:style-name="P339"><text:s text:c="4"/>Console.WriteLine($"Your total is {totalCost:C}. You had a 10% discount!");</text:p>
          <text:p text:style-name="P340">}</text:p>
          <text:p text:style-name="P341">else</text:p>
          <text:p text:style-name="P342">{</text:p>
          <text:p text:style-name="P343"><text:s text:c="4"/>Console.WriteLine($"Your total is {totalCost:C}.");</text:p>
          <text:p text:style-name="P344">}</text:p>
        </text:list-item>
      </text:list>
      <text:h text:style-name="Heading_20_1" text:outline-level="1"><text:bookmark-start text:name="part-i-questions-4"/>Part I — Questions<text:bookmark-end text:name="part-i-questions-4"/></text:h>
      <text:list text:style-name="L18">
        <text:list-item>
          <text:p text:style-name="P34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A” to <text:span text:style-name="NormalTok">letterGrade</text:span> if <text:span text:style-name="NormalTok">numberGrade</text:span> is between <draw:frame draw:style-name="fr1" text:anchor-type="as-char"><draw:object xlink:href="Formula-100/" xlink:type="simple" xlink:show="embed" xlink:actuate="onLoad"/></draw:frame> and <draw:frame draw:style-name="fr1" text:anchor-type="as-char"><draw:object xlink:href="Formula-102/" xlink:type="simple" xlink:show="embed" xlink:actuate="onLoad"/></draw:frame> (both included), “B” to <text:span text:style-name="NormalTok">letterGrade</text:span> if <text:span text:style-name="NormalTok">numberGrade</text:span> is between <draw:frame draw:style-name="fr1" text:anchor-type="as-char"><draw:object xlink:href="Formula-104/" xlink:type="simple" xlink:show="embed" xlink:actuate="onLoad"/></draw:frame> (excluded) and <draw:frame draw:style-name="fr1" text:anchor-type="as-char"><draw:object xlink:href="Formula-106/" xlink:type="simple" xlink:show="embed" xlink:actuate="onLoad"/></draw:frame> (included), etc., and “Invalid data” if <text:span text:style-name="NormalTok">numberGrade</text:span> is strictly lower than <draw:frame draw:style-name="fr1" text:anchor-type="as-char"><draw:object xlink:href="Formula-108/" xlink:type="simple" xlink:show="embed" xlink:actuate="onLoad"/></draw:frame> or strictly greater than <draw:frame draw:style-name="fr1" text:anchor-type="as-char"><draw:object xlink:href="Formula-110/" xlink:type="simple" xlink:show="embed" xlink:actuate="onLoad"/></draw:frame>.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345">Solution</text:p>
          <text:p text:style-name="P345">An <text:span text:style-name="KeywordTok">if</text:span> …<text:span text:style-name="KeywordTok">else</text:span><text:span text:style-name="NormalTok"><text:s text:c="1"/></text:span><text:span text:style-name="KeywordTok">if</text:span> …<text:span text:style-name="KeywordTok">else</text:span> is the right structure for this task:</text:p>
        </text:list-item>
      </text:list>
      <text:p text:style-name="P346">float numberGrade;</text:p>
      <text:p text:style-name="P347">string letterGrade;</text:p>
      <text:p text:style-name="P348">numberGrade = -60; // This is just an example, feel free to change it.</text:p>
      <text:p text:style-name="P349">if(numberGrade &gt; 100 || numberGrade &lt; 0)</text:p>
      <text:p text:style-name="P350">{</text:p>
      <text:p text:style-name="P351">// It's actually easier to get rid of the "invalid" cases first.</text:p>
      <text:p text:style-name="P352"><text:s text:c="4"/>letterGrade = "Invalid Data";</text:p>
      <text:p text:style-name="P353">}</text:p>
      <text:p text:style-name="P354">else if (numberGrade &gt;= 90)</text:p>
      <text:p text:style-name="P355">{</text:p>
      <text:p text:style-name="P356"><text:s text:c="4"/>letterGrade = "A";</text:p>
      <text:p text:style-name="P357">}</text:p>
      <text:p text:style-name="P358">else if(numberGrade &gt;= 80)</text:p>
      <text:p text:style-name="P359">{</text:p>
      <text:p text:style-name="P360"><text:s text:c="4"/>letterGrade = "B";</text:p>
      <text:p text:style-name="P361">}</text:p>
      <text:p text:style-name="P362">else if(numberGrade &gt;= 70)</text:p>
      <text:p text:style-name="P363">{</text:p>
      <text:p text:style-name="P364"><text:s text:c="4"/>letterGrade = "C";</text:p>
      <text:p text:style-name="P365">}</text:p>
      <text:p text:style-name="P366">else if(numberGrade &gt;= 60)</text:p>
      <text:p text:style-name="P367">{</text:p>
      <text:p text:style-name="P368"><text:s text:c="4"/>letterGrade = "D";</text:p>
      <text:p text:style-name="P369">}</text:p>
      <text:p text:style-name="P370">else</text:p>
      <text:p text:style-name="P371">{</text:p>
      <text:p text:style-name="P372">// We know the value is greater than 0 but strictly lower than 60.</text:p>
      <text:p text:style-name="P373"><text:s text:c="4"/>letterGrade = "F";</text:p>
      <text:p text:style-name="P374">}</text:p>
      <text:p text:style-name="P375">Console.WriteLine(numberGrade + " corresponds to " + letterGrade);</text:p>
      <text:p text:style-name="First_20_paragraph">:::</text:p>
      <text:list text:style-name="L19">
        <text:list-item>
          <text:p text:style-name="P376">Given an <text:span text:style-name="DataTypeTok">int</text:span> variable <text:span text:style-name="NormalTok">counter</text:span>, write three statements to decrement its value by <draw:frame draw:style-name="fr1" text:anchor-type="as-char"><draw:object xlink:href="Formula-112/" xlink:type="simple" xlink:show="embed" xlink:actuate="onLoad"/></draw:frame>.</text:p>
          <text:p text:style-name="P376">Solution</text:p>
          <text:p text:style-name="P376">We actually know four ways to do that:</text:p>
        </text:list-item>
      </text:list>
      <text:p text:style-name="P377">counter = counter - 1;</text:p>
      <text:p text:style-name="P378">counter -= 1;</text:p>
      <text:p text:style-name="P379">counter--;</text:p>
      <text:p text:style-name="P380">--counter;</text:p>
      <text:p text:style-name="First_20_paragraph">:::</text:p>
      <text:list text:style-name="L20">
        <text:list-item>
          <text:p text:style-name="P381">What will be displayed on the screen?</text:p>
        </text:list-item>
      </text:list>
      <text:p text:style-name="P382">int x = 3, y = 7;</text:p>
      <text:p text:style-name="P383">Console.WriteLine (x++ +" and "+ --y);</text:p>
      <text:p text:style-name="First_20_paragraph">:::</text:p>
      <text:p text:style-name="Text_20_body">Solution</text:p>
      <text:p text:style-name="Text_20_body">“<draw:frame draw:style-name="fr1" text:anchor-type="as-char"><draw:object xlink:href="Formula-114/" xlink:type="simple" xlink:show="embed" xlink:actuate="onLoad"/></draw:frame> and <draw:frame draw:style-name="fr1" text:anchor-type="as-char"><draw:object xlink:href="Formula-116/" xlink:type="simple" xlink:show="embed" xlink:actuate="onLoad"/></draw:frame>”</text:p>
      <text:list text:style-name="L21">
        <text:list-item>
          <text:p text:style-name="P384">What will be displayed on the screen by the following program?</text:p>
        </text:list-item>
      </text:list>
      <text:p text:style-name="P385">int counter = 2;</text:p>
      <text:p text:style-name="P386">while (counter != 5)</text:p>
      <text:p text:style-name="P387">{</text:p>
      <text:p text:style-name="P388"><text:s text:c="4"/>Console.Write(counter + "\n");</text:p>
      <text:p text:style-name="P389"><text:s text:c="4"/>counter++;</text:p>
      <text:p text:style-name="P390">}</text:p>
      <text:p text:style-name="First_20_paragraph">Solution</text:p>
      <text:p text:style-name="P391">2</text:p>
      <text:p text:style-name="P392">3</text:p>
      <text:p text:style-name="P393">4</text:p>
      <text:p text:style-name="First_20_paragraph">:::</text:p>
      <text:list text:style-name="L22">
        <text:list-item>
          <text:p text:style-name="P394">What will be displayed on the screen by the following program? Write the spaces and new line explicitly.</text:p>
        </text:list-item>
      </text:list>
      <text:p text:style-name="P395">int counter = 10;</text:p>
      <text:p text:style-name="P396">while (counter &gt; 5)</text:p>
      <text:p text:style-name="P397">{</text:p>
      <text:p text:style-name="P398"><text:s text:c="4"/>counter--;</text:p>
      <text:p text:style-name="P399"><text:s text:c="4"/>Console.Write(counter + "\n");</text:p>
      <text:p text:style-name="P400"><text:s text:c="4"/>if (counter == 7) {</text:p>
      <text:p text:style-name="P401"><text:s text:c="8"/>Console.WriteLine("Bingo");</text:p>
      <text:p text:style-name="P402"><text:s text:c="4"/>}</text:p>
      <text:p text:style-name="P403">}</text:p>
      <text:p text:style-name="First_20_paragraph">Solution</text:p>
      <text:p text:style-name="P404">9</text:p>
      <text:p text:style-name="P405">8</text:p>
      <text:p text:style-name="P406">7</text:p>
      <text:p text:style-name="P407">Bingo</text:p>
      <text:p text:style-name="P408">6</text:p>
      <text:p text:style-name="P409">5</text:p>
      <text:p text:style-name="First_20_paragraph">:::</text:p>
      <text:list text:style-name="L23">
        <text:list-item>
          <text:p text:style-name="P410">What will be displayed on the screen by the following program?</text:p>
        </text:list-item>
      </text:list>
      <text:p text:style-name="P411">int counter = 10;</text:p>
      <text:p text:style-name="P412">while (counter != 5) ;</text:p>
      <text:p text:style-name="P413">Console.Write(counter + "\n");</text:p>
      <text:p text:style-name="P414">counter--;</text:p>
      <text:p text:style-name="First_20_paragraph">:::</text:p>
      <text:p text:style-name="Text_20_body">Solution</text:p>
      <text:p text:style-name="Text_20_body">Nothing, and it will loop forever.</text:p>
      <text:list text:style-name="L24">
        <text:list-item>
          <text:p text:style-name="P415">What will be displayed on the screen by the following program?</text:p>
        </text:list-item>
      </text:list>
      <text:p text:style-name="P416">int counter = 7;</text:p>
      <text:p text:style-name="P417">while (counter != 2)</text:p>
      <text:p text:style-name="P418"><text:s text:c="4"/>Console.Write(counter + "\n");</text:p>
      <text:p text:style-name="P419">counter--;</text:p>
      <text:p text:style-name="First_20_paragraph">:::</text:p>
      <text:p text:style-name="Text_20_body">Solution</text:p>
      <text:p text:style-name="Text_20_body"><draw:frame draw:style-name="fr1" text:anchor-type="as-char"><draw:object xlink:href="Formula-118/" xlink:type="simple" xlink:show="embed" xlink:actuate="onLoad"/></draw:frame> infinitely many times.</text:p>
      <text:list text:style-name="L25">
        <text:list-item>
          <text:p text:style-name="P420">What is input validation? Name a control structure that can be used to perform it. Why is it important?</text:p>
          <text:p text:style-name="P420">Solution</text:p>
          <text:p text:style-name="P420">Making sure the user’s input is valid. The <text:span text:style-name="KeywordTok">while</text:span> loop. Because we can’t trust the user. :::</text:p>
        </text:list-item>
        <text:list-item>
          <text:p text:style-name="P420">What do we name a variable that is increased by some value at every iteration of a loop, i.e., that keeps the running total? :::</text:p>
          <text:p text:style-name="P420">Solution</text:p>
          <text:p text:style-name="P420">An accumulator.</text:p>
        </text:list-item>
        <text:list-item>
          <text:p text:style-name="P420">What is a sentinel value?</text:p>
          <text:p text:style-name="P420">Solution</text:p>
          <text:p text:style-name="P420">It’s a value that will trigger an exit from a loop. It is a value that was agreed on, and that signifies “I now want to exit the loop.”. :::</text:p>
        </text:list-item>
        <text:list-item>
          <text:p text:style-name="P420">Write a program that asks the user to enter a value between <draw:frame draw:style-name="fr1" text:anchor-type="as-char"><draw:object xlink:href="Formula-120/" xlink:type="simple" xlink:show="embed" xlink:actuate="onLoad"/></draw:frame> and <draw:frame draw:style-name="fr1" text:anchor-type="as-char"><draw:object xlink:href="Formula-122/" xlink:type="simple" xlink:show="embed" xlink:actuate="onLoad"/></draw:frame>, and asks again as long as the user enters integers outside that range.</text:p>
          <text:p text:style-name="P420">Solution</text:p>
          <text:p text:style-name="P421">int answer;</text:p>
          <text:p text:style-name="P422">do{</text:p>
          <text:p text:style-name="P423"><text:s text:c="4"/>Console.WriteLine("Enter a value between 0 and 10 (both included).");</text:p>
          <text:p text:style-name="P424"><text:s text:c="4"/>answer = int.Parse(Console.ReadLine());</text:p>
          <text:p text:style-name="P425">}while(answer &gt; 10 || answer &lt; 0);</text:p>
          <text:p text:style-name="P420">:::</text:p>
        </text:list-item>
        <text:list-item>
          <text:p text:style-name="P420">Write a small program that asks the user for an integer, and displays “It is positive” if the number entered is positive, “It is negative” if the number entered is negative, and “Not a number” if the user entered a string that is not an integer.</text:p>
          <text:p text:style-name="P420">Solution</text:p>
          <text:p text:style-name="P426">int answer;</text:p>
          <text:p text:style-name="P427">Console.WriteLine("Enter an integer");</text:p>
          <text:p text:style-name="P428">if(!int.TryParse(Console.ReadLine(), out answer)){</text:p>
          <text:p text:style-name="P429"><text:s text:c="4"/>Console.WriteLine("Not a number");</text:p>
          <text:p text:style-name="P430">}</text:p>
          <text:p text:style-name="P431">else if (answer &gt; 0){</text:p>
          <text:p text:style-name="P432"><text:s text:c="4"/>Console.WriteLine("Positive");</text:p>
          <text:p text:style-name="P433">}</text:p>
          <text:p text:style-name="P434">else{</text:p>
          <text:p text:style-name="P435"><text:s text:c="4"/>Console.WriteLine("Negative");</text:p>
          <text:p text:style-name="P436">}</text:p>
          <text:p text:style-name="P420">:::</text:p>
        </text:list-item>
        <text:list-item>
          <text:p text:style-name="P420">Write a program containing a <text:span text:style-name="KeywordTok">while</text:span> loop that would display the numbers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both included) with a space between them when executed.</text:p>
          <text:p text:style-name="P420">Solution</text:p>
          <text:p text:style-name="P437">int counter = -100;</text:p>
          <text:p text:style-name="P438">while(counter &lt;= 100){</text:p>
          <text:p text:style-name="P439"><text:s text:c="4"/>Console.Write(counter++ + " ");</text:p>
          <text:p text:style-name="P440">}</text:p>
          <text:p text:style-name="P420">:::</text:p>
        </text:list-item>
        <text:list-item>
          <text:p text:style-name="P420">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item>
      </text:list>
      <text:list text:style-name="L26">
        <text:list-item>
          <text:p text:style-name="P441">“CS” if <text:span text:style-name="NormalTok">name</text:span> is “Turing” or “Liskov”,</text:p>
        </text:list-item>
        <text:list-item>
          <text:p text:style-name="P441">“Math.” if <text:span text:style-name="NormalTok">name</text:span> is “Aryabhata” or “Noether”,</text:p>
        </text:list-item>
        <text:list-item>
          <text:p text:style-name="P441">“Unknown” otherwise.</text:p>
          <text:p text:style-name="P441">Solution</text:p>
          <text:p text:style-name="P442">string name;</text:p>
          <text:p text:style-name="P443">name = "Turing"; // Value given as an example, change it to test.</text:p>
          <text:p text:style-name="P444">string field;</text:p>
          <text:p text:style-name="P445">switch(name){</text:p>
          <text:p text:style-name="P446"><text:s text:c="4"/>case("Turing"):</text:p>
          <text:p text:style-name="P447"><text:s text:c="4"/>case("Liskov"):</text:p>
          <text:p text:style-name="P448"><text:s text:c="8"/>field = "CS";</text:p>
          <text:p text:style-name="P449"><text:s text:c="8"/>break;</text:p>
          <text:p text:style-name="P450"><text:s text:c="4"/>case("Aryabhata"):</text:p>
          <text:p text:style-name="P451"><text:s text:c="4"/>case("Noether"):</text:p>
          <text:p text:style-name="P452"><text:s text:c="8"/>field = "Math.";</text:p>
          <text:p text:style-name="P453"><text:s text:c="8"/>break;</text:p>
          <text:p text:style-name="P454"><text:s text:c="4"/>default:</text:p>
          <text:p text:style-name="P455"><text:s text:c="8"/>field = "Unknown";</text:p>
          <text:p text:style-name="P456"><text:s text:c="8"/>break;</text:p>
          <text:p text:style-name="P457">}</text:p>
          <text:p text:style-name="P458">Console.WriteLine(name + " worked in " + field + ".");</text:p>
          <text:p text:style-name="P441">:::</text:p>
        </text:list-item>
      </text:list>
      <text:list text:style-name="L27">
        <text:list-item>
          <text:p text:style-name="P459">Write a program that asks the user to enter a value between <draw:frame draw:style-name="fr1" text:anchor-type="as-char"><draw:object xlink:href="Formula-128/" xlink:type="simple" xlink:show="embed" xlink:actuate="onLoad"/></draw:frame> and <draw:frame draw:style-name="fr1" text:anchor-type="as-char"><draw:object xlink:href="Formula-130/" xlink:type="simple" xlink:show="embed" xlink:actuate="onLoad"/></draw:frame> (both included), and asks again as long as the user enters integers outside that range.</text:p>
          <text:p text:style-name="P459">Solution</text:p>
          <text:p text:style-name="P460">int answer;</text:p>
          <text:p text:style-name="P461">do{</text:p>
          <text:p text:style-name="P462"><text:s text:c="4"/>Console.WriteLine("Enter a value between 1900 and 1999 (both included).");</text:p>
          <text:p text:style-name="P463"><text:s text:c="4"/>answer = int.Parse(Console.ReadLine());</text:p>
          <text:p text:style-name="P464">}while(answer &lt; 1900 || answer &gt; 1999);</text:p>
          <text:p text:style-name="P459">:::</text:p>
        </text:list-item>
      </text:list>
      <text:h text:style-name="Heading_20_1" text:outline-level="1"><text:bookmark-start text:name="part-ii-problems-4"/>Part II – Problems<text:bookmark-end text:name="part-ii-problems-4"/></text:h>
      <text:list text:style-name="L28">
        <text:list-item>
          <text:p text:style-name="P465">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draw:frame draw:style-name="fr1" text:anchor-type="as-char"><draw:object xlink:href="Formula-132/" xlink:type="simple" xlink:show="embed" xlink:actuate="onLoad"/></draw:frame>, <draw:frame draw:style-name="fr1" text:anchor-type="as-char"><draw:object xlink:href="Formula-134/" xlink:type="simple" xlink:show="embed" xlink:actuate="onLoad"/></draw:frame>, <draw:frame draw:style-name="fr1" text:anchor-type="as-char"><draw:object xlink:href="Formula-136/" xlink:type="simple" xlink:show="embed" xlink:actuate="onLoad"/></draw:frame> or <draw:frame draw:style-name="fr1" text:anchor-type="as-char"><draw:object xlink:href="Formula-138/" xlink:type="simple" xlink:show="embed" xlink:actuate="onLoad"/></draw:frame> depending on the month / year combination. Your program should start with a <text:span text:style-name="KeywordTok">switch</text:span> matching <text:span text:style-name="NormalTok">month</text:span> against certain values, and, if <text:span text:style-name="NormalTok">month</text:span> is <draw:frame draw:style-name="fr1" text:anchor-type="as-char"><draw:object xlink:href="Formula-140/" xlink:type="simple" xlink:show="embed" xlink:actuate="onLoad"/></draw:frame>, uses an <text:span text:style-name="KeywordTok">if</text:span> statement to decide whenever the number of days is <draw:frame draw:style-name="fr1" text:anchor-type="as-char"><draw:object xlink:href="Formula-142/" xlink:type="simple" xlink:show="embed" xlink:actuate="onLoad"/></draw:frame> or <draw:frame draw:style-name="fr1" text:anchor-type="as-char"><draw:object xlink:href="Formula-144/" xlink:type="simple" xlink:show="embed" xlink:actuate="onLoad"/></draw:frame>. You can use something like</text:p>
          <text:p text:style-name="P466">switch (month) {</text:p>
          <text:p text:style-name="P467"><text:s text:c="4"/>…</text:p>
          <text:p text:style-name="P468"><text:s text:c="4"/>case (2):</text:p>
          <text:p text:style-name="P469"><text:s text:c="8"/>if …</text:p>
          <text:p text:style-name="P470"><text:s text:c="8"/>…</text:p>
          <text:p text:style-name="P471"><text:s text:c="8"/>break;</text:p>
          <text:p text:style-name="P472"><text:s text:c="4"/>…</text:p>
          <text:p text:style-name="P473">}</text:p>
          <text:p text:style-name="P465">Solution</text:p>
          <text:p text:style-name="P474">int month = 2;</text:p>
          <text:p text:style-name="P475">int year = 2000;</text:p>
          <text:p text:style-name="P476">int numDays = 0;</text:p>
          <text:p text:style-name="P477">switch (month) {</text:p>
          <text:p text:style-name="P478"><text:s text:c="4"/>case 1: case 3: case 5:</text:p>
          <text:p text:style-name="P479"><text:s text:c="4"/>case 7: case 8: case 10:</text:p>
          <text:p text:style-name="P480"><text:s text:c="4"/>case 12:</text:p>
          <text:p text:style-name="P481"><text:s text:c="8"/>numDays = 31;</text:p>
          <text:p text:style-name="P482"><text:s text:c="4"/>break;</text:p>
          <text:p text:style-name="P483"><text:s text:c="4"/>case 4: case 6:</text:p>
          <text:p text:style-name="P484"><text:s text:c="4"/>case 9: case 11:</text:p>
          <text:p text:style-name="P485"><text:s text:c="8"/>numDays = 30;</text:p>
          <text:p text:style-name="P486"><text:s text:c="4"/>break;</text:p>
          <text:p text:style-name="P487"><text:s text:c="4"/>case 2:</text:p>
          <text:p text:style-name="P488"><text:s text:c="8"/>if (((year % 4 == 0) &amp;&amp; !(year % 100 == 0))</text:p>
          <text:p text:style-name="P489"><text:s text:c="12"/>|| (year % 400 == 0))</text:p>
          <text:p text:style-name="P490"><text:s text:c="12"/>numDays = 29;</text:p>
          <text:p text:style-name="P491"><text:s text:c="8"/>else</text:p>
          <text:p text:style-name="P492"><text:s text:c="12"/>numDays = 28;</text:p>
          <text:p text:style-name="P493"><text:s text:c="4"/>break;</text:p>
          <text:p text:style-name="P494"><text:s text:c="4"/>default:</text:p>
          <text:p text:style-name="P495"><text:s text:c="8"/>Console.WriteLine("Invalid month.");</text:p>
          <text:p text:style-name="P496"><text:s text:c="4"/>break;</text:p>
          <text:p text:style-name="P497">}</text:p>
          <text:p text:style-name="P498">Console.WriteLine("Number of Days = " + numDays);</text:p>
        </text:list-item>
      </text:list>
      <text:h text:style-name="Heading_20_1" text:outline-level="1"><text:bookmark-start text:name="part-i-questions-5"/>Part I — Questions<text:bookmark-end text:name="part-i-questions-5"/></text:h>
      <text:list text:style-name="L29">
        <text:list-item>
          <text:p text:style-name="P499">Write a statement that creates a 10-element <text:span text:style-name="DataTypeTok">int</text:span> array named <text:span text:style-name="NormalTok">numbers</text:span>.</text:p>
          <text:p text:style-name="P499">Solution</text:p>
          <text:p text:style-name="P499"><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499">In the following, what is the value of the size declarator? What is the value of the index?</text:p>
          <text:p text:style-name="P500">int[] numbers;</text:p>
          <text:p text:style-name="P501">numbers = new int[8];</text:p>
          <text:p text:style-name="P502">numbers[4] = 9;</text:p>
          <text:p text:style-name="P499">Solution</text:p>
          <text:p text:style-name="P499">The size declarator is 8, the subscript, or index, is 4.</text:p>
        </text:list-item>
        <text:list-item>
          <text:p text:style-name="P499">What is wrong with the following array declaration?</text:p>
          <text:p text:style-name="P503">int[] books = new int[-1];</text:p>
          <text:p text:style-name="P499">Solution</text:p>
          <text:p text:style-name="P499">The size declarator cannot be negative.</text:p>
        </text:list-item>
        <text:list-item>
          <text:p text:style-name="P499">Draw the content of the <text:span text:style-name="NormalTok">scores</text:span> array once those statements have been executed.</text:p>
          <text:p text:style-name="P504">int[] scores = new int[3];</text:p>
          <text:p text:style-name="P505">scores[0] = 13;</text:p>
          <text:p text:style-name="P506">scores[2] = 25;</text:p>
          <text:p text:style-name="P499">Solutio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499">What will be displayed on the screen by the following program?</text:p>
          <text:p text:style-name="P507">for (int num = 3 ; num &lt;= 5 ; num++)</text:p>
          <text:p text:style-name="P508"><text:s text:c="4"/>Console.Write(num + " ");</text:p>
          <text:p text:style-name="P499">Solution</text:p>
          <text:p text:style-name="P509">3 4 5</text:p>
        </text:list-item>
        <text:list-item>
          <text:p text:style-name="P499">Write a ‘for’ loop that displays on the screen the sequence “1,  2,  3,  4,  5,  6,  7,  8,  9,  10, ”.</text:p>
          <text:p text:style-name="P499">Solution</text:p>
          <text:p text:style-name="P499"><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99">Write a ‘for’ loop that displays on the screen the sequence “1,  2,  3,  4,  5,  6,  7,  8,  9,  10”, (note that there is no comma after 10).</text:p>
          <text:p text:style-name="P499">Solution</text:p>
          <text:p text:style-name="P499"><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5"/></text:span><text:span text:style-name="OperatorTok">{</text:span><text:span text:style-name="NormalTok"><text:s text:c="9"/>Console</text:span><text:span text:style-name="OperatorTok">.</text:span><text:span text:style-name="FunctionTok">Write</text:span><text:span text:style-name="OperatorTok">(</text:span><text:span text:style-name="NormalTok">x</text:span><text:span text:style-name="OperatorTok">);</text:span><text:span text:style-name="NormalTok"><text:s text:c="9"/></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text:span text:style-name="NormalTok"><text:s text:c="5"/></text:span><text:span text:style-name="OperatorTok">}</text:span></text:p>
        </text:list-item>
        <text:list-item>
          <text:p text:style-name="P499">Write a ‘for’ loop that displays on the screen the sequence “1 3 5 7 9 ”.</text:p>
          <text:p text:style-name="P499">Solution</text:p>
          <text:p text:style-name="P499"><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9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146/" xlink:type="simple" xlink:show="embed" xlink:actuate="onLoad"/></draw:frame>).</text:p>
          <text:p text:style-name="P499">Solution</text:p>
          <text:p text:style-name="P499"><text:span text:style-name="DataTypeTok">int</text:span><text:span text:style-name="NormalTok"><text:s text:c="1"/>sum </text:span><text:span text:style-name="OperatorTok">=</text:span><text:span text:style-name="NormalTok"><text:s text:c="1"/></text:span><text:span text:style-name="DecValTok">0</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text:span text:style-name="NormalTok"><text:s text:c="9"/>sum </text:span><text:span text:style-name="OperatorTok">+=</text:span><text:span text:style-name="NormalTok"><text:s text:c="1"/>x</text:span><text:span text:style-name="OperatorTok">;</text:span></text:p>
        </text:list-item>
        <text:list-item>
          <text:p text:style-name="P499">Consider the following code:</text:p>
          <text:p text:style-name="P510">for (int y = 1; y &lt;= 3; y++)</text:p>
          <text:p text:style-name="P511">{</text:p>
          <text:p text:style-name="P512"><text:s text:c="4"/>for (int z = 1; z &lt; 5; z++)</text:p>
          <text:p text:style-name="P513"><text:s text:c="8"/>Console.Write("Scene " + y + ", take " + z + ". " );</text:p>
          <text:p text:style-name="P514"><text:s text:c="4"/>Console.WriteLine();</text:p>
          <text:p text:style-name="P515">}</text:p>
          <text:p text:style-name="P499">How many times does the outer loop iterate (i.e., how many scenes are shot)? How many times does the inner loop iterate (i.e., how many takes for each scene)? Finally, what is the total number of iterations of the nested loops (i.e., how many takes are made, total)?</text:p>
          <text:p text:style-name="P499">Solution</text:p>
          <text:p text:style-name="P499">3, 4, 12.</text:p>
        </text:list-item>
        <text:list-item>
          <text:p text:style-name="P499">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499">Solution</text:p>
          <text:p text:style-name="P499"><text:span text:style-name="KeywordTok">for</text:span> and <text:span text:style-name="KeywordTok">while</text:span> are pretest loops.</text:p>
        </text:list-item>
        <text:list-item>
          <text:p text:style-name="P499">What will be displayed on the screen by the following code?</text:p>
          <text:p text:style-name="P516">int[] values = new int[6];</text:p>
          <text:p text:style-name="P517">for (int i = 0 ; i &lt; 6 ; i++)</text:p>
          <text:p text:style-name="P518"><text:s text:c="4"/>values[i] = (i*2);</text:p>
          <text:p text:style-name="P519">foreach (int j in values)</text:p>
          <text:p text:style-name="P520"><text:s text:c="4"/>Console.WriteLine(j);</text:p>
          <text:p text:style-name="P499">Solution</text:p>
          <text:p text:style-name="P521"><text:s text:c="4"/>0</text:p>
          <text:p text:style-name="P522"><text:s text:c="4"/>2</text:p>
          <text:p text:style-name="P523"><text:s text:c="4"/>4</text:p>
          <text:p text:style-name="P524"><text:s text:c="4"/>6</text:p>
          <text:p text:style-name="P525"><text:s text:c="4"/>8</text:p>
          <text:p text:style-name="P526"><text:s text:c="4"/>10</text:p>
        </text:list-item>
        <text:list-item>
          <text:p text:style-name="P49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499">Solution</text:p>
          <text:p text:style-name="P527">for (int j = 0 ; j &lt; 7 ; j++)</text:p>
          <text:p text:style-name="P528"><text:s text:c="4"/>Console.WriteLine(dailyPushUp[j]);</text:p>
          <text:p text:style-name="P499">:::</text:p>
        </text:list-item>
        <text:list-item>
          <text:p text:style-name="P499">What is “array bounds checking”? When does it happen?</text:p>
          <text:p text:style-name="P499">Solution</text:p>
          <text:p text:style-name="P499">C# making sure that you’re not using a subscript outside the allowed range. It happens at run time. :::</text:p>
        </text:list-item>
        <text:list-item>
          <text:p text:style-name="P499">Is there an error with the following code? If you think there is one, explain it, otherwise draw the content of the <text:span text:style-name="NormalTok">myIncomes</text:span> array once those statements have been executed.</text:p>
          <text:p text:style-name="P529">double[] myIncomes = new double[5];</text:p>
          <text:p text:style-name="P530">myIncomes[1] = 3.5;</text:p>
          <text:p text:style-name="P531">// No income on day two.</text:p>
          <text:p text:style-name="P532">myIncomes[3] = 5.8;</text:p>
          <text:p text:style-name="P533">myIncomes[4] = 0.5;</text:p>
          <text:p text:style-name="P534">myIncomes[5] = 1.5;</text:p>
          <text:p text:style-name="P499">Solution</text:p>
          <text:p text:style-name="P499">The subscripts are off, they should go from <draw:frame draw:style-name="fr1" text:anchor-type="as-char"><draw:object xlink:href="Formula-148/" xlink:type="simple" xlink:show="embed" xlink:actuate="onLoad"/></draw:frame> to <draw:frame draw:style-name="fr1" text:anchor-type="as-char"><draw:object xlink:href="Formula-150/" xlink:type="simple" xlink:show="embed" xlink:actuate="onLoad"/></draw:frame>.</text:p>
        </text:list-item>
        <text:list-item>
          <text:p text:style-name="P499">What would be the size of the <text:span text:style-name="NormalTok">test</text:span> array after the following statement has been executed?</text:p>
          <text:p text:style-name="P535">int[] test = {3, 5, 7, 0, 9};</text:p>
          <text:p text:style-name="P499">Solution</text:p>
          <text:p text:style-name="P499"><draw:frame draw:style-name="fr1" text:anchor-type="as-char"><draw:object xlink:href="Formula-152/" xlink:type="simple" xlink:show="embed" xlink:actuate="onLoad"/></draw:frame></text:p>
        </text:list-item>
        <text:list-item>
          <text:p text:style-name="P499">What is the difference, if any, between the following two statements?</text:p>
          <text:p text:style-name="P536"><text:s text:c="4"/>int[] num, scores;</text:p>
          <text:p text:style-name="P537"><text:s text:c="4"/>int num[], scores;</text:p>
          <text:p text:style-name="P499">Solution</text:p>
          <text:p text:style-name="P499">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499">Write a statement that creates and initializes a <text:span text:style-name="DataTypeTok">double</text:span> array with the values <draw:frame draw:style-name="fr1" text:anchor-type="as-char"><draw:object xlink:href="Formula-154/" xlink:type="simple" xlink:show="embed" xlink:actuate="onLoad"/></draw:frame>, <draw:frame draw:style-name="fr1" text:anchor-type="as-char"><draw:object xlink:href="Formula-156/" xlink:type="simple" xlink:show="embed" xlink:actuate="onLoad"/></draw:frame> and <draw:frame draw:style-name="fr1" text:anchor-type="as-char"><draw:object xlink:href="Formula-158/" xlink:type="simple" xlink:show="embed" xlink:actuate="onLoad"/></draw:frame>.</text:p>
          <text:p text:style-name="P499">Solution</text:p>
          <text:p text:style-name="P499"><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499">What is the value of <text:span text:style-name="NormalTok">count</text:span> and the content of <text:span text:style-name="NormalTok">number</text:span> once the following has been executed?</text:p>
          <text:p text:style-name="P538">int count=2;</text:p>
          <text:p text:style-name="P539">int[] number={3, 5, 7};</text:p>
          <text:p text:style-name="P540">number[count--] = 8;</text:p>
          <text:p text:style-name="P541">number[count]--;</text:p>
          <text:p text:style-name="P499">Solution</text:p>
          <text:p text:style-name="P499">count is <draw:frame draw:style-name="fr1" text:anchor-type="as-char"><draw:object xlink:href="Formula-160/" xlink:type="simple" xlink:show="embed" xlink:actuate="onLoad"/></draw:frame>. numbers is <draw:frame draw:style-name="fr1" text:anchor-type="as-char"><draw:object xlink:href="Formula-162/" xlink:type="simple" xlink:show="embed" xlink:actuate="onLoad"/></draw:frame>.</text:p>
        </text:list-item>
        <text:list-item>
          <text:p text:style-name="P499">Suppose we have an array named <text:span text:style-name="NormalTok">temp</text:span> that has been declared and initialized. How can we get the number of elements in this array?</text:p>
          <text:p text:style-name="P499">Solution</text:p>
          <text:p text:style-name="P499">By using the <text:span text:style-name="NormalTok">Length</text:span> field: <text:span text:style-name="NormalTok">temp</text:span><text:span text:style-name="OperatorTok">.</text:span><text:span text:style-name="FunctionTok">Length</text:span>.</text:p>
        </text:list-item>
        <text:list-item>
          <text:p text:style-name="P499">Describe what the following code would do.</text:p>
          <text:p text:style-name="P542">int[] record = { 3, 8, 11 };</text:p>
          <text:p text:style-name="P543">int accumulator = 0;</text:p>
          <text:p text:style-name="P544">foreach (int i in record)</text:p>
          <text:p text:style-name="P545"><text:s text:c="4"/>accumulator += i;</text:p>
          <text:p text:style-name="P499">Solution</text:p>
          <text:p text:style-name="P499">Declare and initialize an <text:span text:style-name="DataTypeTok">int</text:span> array with the values <draw:frame draw:style-name="fr1" text:anchor-type="as-char"><draw:object xlink:href="Formula-164/" xlink:type="simple" xlink:show="embed" xlink:actuate="onLoad"/></draw:frame>, <draw:frame draw:style-name="fr1" text:anchor-type="as-char"><draw:object xlink:href="Formula-166/" xlink:type="simple" xlink:show="embed" xlink:actuate="onLoad"/></draw:frame> and <draw:frame draw:style-name="fr1" text:anchor-type="as-char"><draw:object xlink:href="Formula-168/" xlink:type="simple" xlink:show="embed" xlink:actuate="onLoad"/></draw:frame>, and then sum those values in an accumulator variable.</text:p>
        </text:list-item>
        <text:list-item>
          <text:p text:style-name="P499">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499">Solution</text:p>
          <text:p text:style-name="P499"><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499">Assuming we are given an <text:span text:style-name="DataTypeTok">int</text:span> array named <text:span text:style-name="NormalTok">arrayF</text:span>, write a program that adds one to each of its elements. That is, if <text:span text:style-name="NormalTok">arrayF</text:span> contains <draw:frame draw:style-name="fr1" text:anchor-type="as-char"><draw:object xlink:href="Formula-170/" xlink:type="simple" xlink:show="embed" xlink:actuate="onLoad"/></draw:frame> and <draw:frame draw:style-name="fr1" text:anchor-type="as-char"><draw:object xlink:href="Formula-172/" xlink:type="simple" xlink:show="embed" xlink:actuate="onLoad"/></draw:frame> before your program is executed, it should then contain <draw:frame draw:style-name="fr1" text:anchor-type="as-char"><draw:object xlink:href="Formula-174/" xlink:type="simple" xlink:show="embed" xlink:actuate="onLoad"/></draw:frame> and <draw:frame draw:style-name="fr1" text:anchor-type="as-char"><draw:object xlink:href="Formula-176/" xlink:type="simple" xlink:show="embed" xlink:actuate="onLoad"/></draw:frame> after your program was executed.</text:p>
          <text:p text:style-name="P499">Solution</text:p>
          <text:p text:style-name="P499"><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499">Assuming we are given an <text:span text:style-name="DataTypeTok">int</text:span> array named <text:span text:style-name="NormalTok">arrayF</text:span>, write a program that displays the product of its elements. That is, if <text:span text:style-name="NormalTok">arrayF</text:span> contains <draw:frame draw:style-name="fr1" text:anchor-type="as-char"><draw:object xlink:href="Formula-178/" xlink:type="simple" xlink:show="embed" xlink:actuate="onLoad"/></draw:frame> and <draw:frame draw:style-name="fr1" text:anchor-type="as-char"><draw:object xlink:href="Formula-180/" xlink:type="simple" xlink:show="embed" xlink:actuate="onLoad"/></draw:frame>, then your program should display <draw:frame draw:style-name="fr1" text:anchor-type="as-char"><draw:object xlink:href="Formula-182/" xlink:type="simple" xlink:show="embed" xlink:actuate="onLoad"/></draw:frame>.</text:p>
          <text:p text:style-name="P499">Solution</text:p>
          <text:p text:style-name="P499"><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499">Write a static method (header included) that takes as argument an <text:span text:style-name="DataTypeTok">int</text:span> array, and display on the screen the value of each element of that array.</text:p>
          <text:p text:style-name="P499">Solution</text:p>
          <text:p text:style-name="P499"><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499">Write a static method (header included) that takes as argument an <text:span text:style-name="DataTypeTok">int</text:span> array, and stores the value <draw:frame draw:style-name="fr1" text:anchor-type="as-char"><draw:object xlink:href="Formula-184/" xlink:type="simple" xlink:show="embed" xlink:actuate="onLoad"/></draw:frame> in each element of that array.</text:p>
          <text:p text:style-name="P499">Solution</text:p>
          <text:p text:style-name="P499"><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est 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16:24:35Z</meta:creation-date>
    <dc:date>2022-02-22T16:24:35Z</dc:date>
    <meta:user-defined meta:name="date" meta:value-type="string">February  22, 2022 (11:23: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i>x</mi>
    <mo>×</mo>
    <mn>7</mn>
  </mrow>
</math>
</file>

<file path=Formula-100/content.xml><?xml version="1.0" encoding="utf-8"?>
<math xmlns="http://www.w3.org/1998/Math/MathML" display="inline">
  <mn>100</mn>
</math>
</file>

<file path=Formula-102/content.xml><?xml version="1.0" encoding="utf-8"?>
<math xmlns="http://www.w3.org/1998/Math/MathML" display="inline">
  <mn>90</mn>
</math>
</file>

<file path=Formula-104/content.xml><?xml version="1.0" encoding="utf-8"?>
<math xmlns="http://www.w3.org/1998/Math/MathML" display="inline">
  <mn>90</mn>
</math>
</file>

<file path=Formula-106/content.xml><?xml version="1.0" encoding="utf-8"?>
<math xmlns="http://www.w3.org/1998/Math/MathML" display="inline">
  <mn>80</mn>
</math>
</file>

<file path=Formula-108/content.xml><?xml version="1.0" encoding="utf-8"?>
<math xmlns="http://www.w3.org/1998/Math/MathML" display="inline">
  <mn>0</mn>
</math>
</file>

<file path=Formula-110/content.xml><?xml version="1.0" encoding="utf-8"?>
<math xmlns="http://www.w3.org/1998/Math/MathML" display="inline">
  <mn>100</mn>
</math>
</file>

<file path=Formula-112/content.xml><?xml version="1.0" encoding="utf-8"?>
<math xmlns="http://www.w3.org/1998/Math/MathML" display="inline">
  <mn>1</mn>
</math>
</file>

<file path=Formula-114/content.xml><?xml version="1.0" encoding="utf-8"?>
<math xmlns="http://www.w3.org/1998/Math/MathML" display="inline">
  <mn>3</mn>
</math>
</file>

<file path=Formula-116/content.xml><?xml version="1.0" encoding="utf-8"?>
<math xmlns="http://www.w3.org/1998/Math/MathML" display="inline">
  <mn>6</mn>
</math>
</file>

<file path=Formula-118/content.xml><?xml version="1.0" encoding="utf-8"?>
<math xmlns="http://www.w3.org/1998/Math/MathML" display="inline">
  <mn>7</mn>
</math>
</file>

<file path=Formula-12/content.xml><?xml version="1.0" encoding="utf-8"?>
<math xmlns="http://www.w3.org/1998/Math/MathML" display="inline">
  <mrow>
    <mi>x</mi>
    <mi>/</mi>
    <mn>7</mn>
  </mrow>
</math>
</file>

<file path=Formula-120/content.xml><?xml version="1.0" encoding="utf-8"?>
<math xmlns="http://www.w3.org/1998/Math/MathML" display="inline">
  <mn>0</mn>
</math>
</file>

<file path=Formula-122/content.xml><?xml version="1.0" encoding="utf-8"?>
<math xmlns="http://www.w3.org/1998/Math/MathML" display="inline">
  <mn>10</mn>
</math>
</file>

<file path=Formula-124/content.xml><?xml version="1.0" encoding="utf-8"?>
<math xmlns="http://www.w3.org/1998/Math/MathML" display="inline">
  <mrow>
    <mo>−</mo>
    <mn>100</mn>
  </mrow>
</math>
</file>

<file path=Formula-126/content.xml><?xml version="1.0" encoding="utf-8"?>
<math xmlns="http://www.w3.org/1998/Math/MathML" display="inline">
  <mn>100</mn>
</math>
</file>

<file path=Formula-128/content.xml><?xml version="1.0" encoding="utf-8"?>
<math xmlns="http://www.w3.org/1998/Math/MathML" display="inline">
  <mn>1900</mn>
</math>
</file>

<file path=Formula-130/content.xml><?xml version="1.0" encoding="utf-8"?>
<math xmlns="http://www.w3.org/1998/Math/MathML" display="inline">
  <mn>1999</mn>
</math>
</file>

<file path=Formula-132/content.xml><?xml version="1.0" encoding="utf-8"?>
<math xmlns="http://www.w3.org/1998/Math/MathML" display="inline">
  <mn>28</mn>
</math>
</file>

<file path=Formula-134/content.xml><?xml version="1.0" encoding="utf-8"?>
<math xmlns="http://www.w3.org/1998/Math/MathML" display="inline">
  <mn>29</mn>
</math>
</file>

<file path=Formula-136/content.xml><?xml version="1.0" encoding="utf-8"?>
<math xmlns="http://www.w3.org/1998/Math/MathML" display="inline">
  <mn>30</mn>
</math>
</file>

<file path=Formula-138/content.xml><?xml version="1.0" encoding="utf-8"?>
<math xmlns="http://www.w3.org/1998/Math/MathML" display="inline">
  <mn>31</mn>
</math>
</file>

<file path=Formula-14/content.xml><?xml version="1.0" encoding="utf-8"?>
<math xmlns="http://www.w3.org/1998/Math/MathML" display="inline">
  <mrow>
    <mi>x</mi>
    <mo>÷</mo>
    <mn>7</mn>
  </mrow>
</math>
</file>

<file path=Formula-140/content.xml><?xml version="1.0" encoding="utf-8"?>
<math xmlns="http://www.w3.org/1998/Math/MathML" display="inline">
  <mn>2</mn>
</math>
</file>

<file path=Formula-142/content.xml><?xml version="1.0" encoding="utf-8"?>
<math xmlns="http://www.w3.org/1998/Math/MathML" display="inline">
  <mn>28</mn>
</math>
</file>

<file path=Formula-144/content.xml><?xml version="1.0" encoding="utf-8"?>
<math xmlns="http://www.w3.org/1998/Math/MathML" display="inline">
  <mn>29</mn>
</math>
</file>

<file path=Formula-146/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148/content.xml><?xml version="1.0" encoding="utf-8"?>
<math xmlns="http://www.w3.org/1998/Math/MathML" display="inline">
  <mn>0</mn>
</math>
</file>

<file path=Formula-150/content.xml><?xml version="1.0" encoding="utf-8"?>
<math xmlns="http://www.w3.org/1998/Math/MathML" display="inline">
  <mn>4</mn>
</math>
</file>

<file path=Formula-152/content.xml><?xml version="1.0" encoding="utf-8"?>
<math xmlns="http://www.w3.org/1998/Math/MathML" display="inline">
  <mn>5</mn>
</math>
</file>

<file path=Formula-154/content.xml><?xml version="1.0" encoding="utf-8"?>
<math xmlns="http://www.w3.org/1998/Math/MathML" display="inline">
  <mn>12.5</mn>
</math>
</file>

<file path=Formula-156/content.xml><?xml version="1.0" encoding="utf-8"?>
<math xmlns="http://www.w3.org/1998/Math/MathML" display="inline">
  <mn>89.0</mn>
</math>
</file>

<file path=Formula-158/content.xml><?xml version="1.0" encoding="utf-8"?>
<math xmlns="http://www.w3.org/1998/Math/MathML" display="inline">
  <mn>3.24</mn>
</math>
</file>

<file path=Formula-16/content.xml><?xml version="1.0" encoding="utf-8"?>
<math xmlns="http://www.w3.org/1998/Math/MathML" display="inline">
  <mrow>
    <mi>x</mi>
    <mrow>
      <mspace width="0.222em"/>
      <mo>mod</mo>
      <mspace width="0.222em"/>
      <mn>7</mn>
    </mrow>
  </mrow>
</math>
</file>

<file path=Formula-160/content.xml><?xml version="1.0" encoding="utf-8"?>
<math xmlns="http://www.w3.org/1998/Math/MathML" display="inline">
  <mn>1</mn>
</math>
</file>

<file path=Formula-162/content.xml><?xml version="1.0" encoding="utf-8"?>
<math xmlns="http://www.w3.org/1998/Math/MathML" display="inline">
  <mrow>
    <mn>3</mn>
    <mo>,</mo>
    <mn>4</mn>
    <mo>,</mo>
    <mn>8</mn>
  </mrow>
</math>
</file>

<file path=Formula-164/content.xml><?xml version="1.0" encoding="utf-8"?>
<math xmlns="http://www.w3.org/1998/Math/MathML" display="inline">
  <mn>3</mn>
</math>
</file>

<file path=Formula-166/content.xml><?xml version="1.0" encoding="utf-8"?>
<math xmlns="http://www.w3.org/1998/Math/MathML" display="inline">
  <mn>8</mn>
</math>
</file>

<file path=Formula-168/content.xml><?xml version="1.0" encoding="utf-8"?>
<math xmlns="http://www.w3.org/1998/Math/MathML" display="inline">
  <mn>11</mn>
</math>
</file>

<file path=Formula-170/content.xml><?xml version="1.0" encoding="utf-8"?>
<math xmlns="http://www.w3.org/1998/Math/MathML" display="inline">
  <mrow>
    <mn>3</mn>
    <mo>,</mo>
    <mn>5</mn>
    <mo>,</mo>
    <mn>7</mn>
  </mrow>
</math>
</file>

<file path=Formula-172/content.xml><?xml version="1.0" encoding="utf-8"?>
<math xmlns="http://www.w3.org/1998/Math/MathML" display="inline">
  <mrow>
    <mo>−</mo>
    <mn>2</mn>
  </mrow>
</math>
</file>

<file path=Formula-174/content.xml><?xml version="1.0" encoding="utf-8"?>
<math xmlns="http://www.w3.org/1998/Math/MathML" display="inline">
  <mrow>
    <mn>4</mn>
    <mo>,</mo>
    <mn>6</mn>
    <mo>,</mo>
    <mn>8</mn>
  </mrow>
</math>
</file>

<file path=Formula-176/content.xml><?xml version="1.0" encoding="utf-8"?>
<math xmlns="http://www.w3.org/1998/Math/MathML" display="inline">
  <mrow>
    <mo>−</mo>
    <mn>1</mn>
  </mrow>
</math>
</file>

<file path=Formula-178/content.xml><?xml version="1.0" encoding="utf-8"?>
<math xmlns="http://www.w3.org/1998/Math/MathML" display="inline">
  <mrow>
    <mn>2</mn>
    <mo>,</mo>
    <mn>3</mn>
  </mrow>
</math>
</file>

<file path=Formula-18/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80/content.xml><?xml version="1.0" encoding="utf-8"?>
<math xmlns="http://www.w3.org/1998/Math/MathML" display="inline">
  <mrow>
    <mo>−</mo>
    <mn>1</mn>
  </mrow>
</math>
</file>

<file path=Formula-182/content.xml><?xml version="1.0" encoding="utf-8"?>
<math xmlns="http://www.w3.org/1998/Math/MathML" display="inline">
  <mrow>
    <mo>−</mo>
    <mn>6</mn>
  </mrow>
</math>
</file>

<file path=Formula-184/content.xml><?xml version="1.0" encoding="utf-8"?>
<math xmlns="http://www.w3.org/1998/Math/MathML" display="inline">
  <mn>10</mn>
</math>
</file>

<file path=Formula-2/content.xml><?xml version="1.0" encoding="utf-8"?>
<math xmlns="http://www.w3.org/1998/Math/MathML" display="inline">
  <mn>3</mn>
</math>
</file>

<file path=Formula-20/content.xml><?xml version="1.0" encoding="utf-8"?>
<math xmlns="http://www.w3.org/1998/Math/MathML" display="inline">
  <mrow>
    <mo>=</mo>
    <mn>3.5</mn>
    <mo>−</mo>
    <mrow>
      <mo stretchy="true" form="prefix">(</mo>
      <mn>32</mn>
      <mrow>
        <mspace width="0.222em"/>
        <mo>mod</mo>
        <mspace width="0.222em"/>
        <mn>3</mn>
      </mrow>
      <mo stretchy="true" form="postfix">)</mo>
    </mrow>
  </mrow>
</math>
</file>

<file path=Formula-22/content.xml><?xml version="1.0" encoding="utf-8"?>
<math xmlns="http://www.w3.org/1998/Math/MathML" display="inline">
  <mrow>
    <mo>=</mo>
    <mn>3.5</mn>
    <mo>−</mo>
    <mn>2</mn>
  </mrow>
</math>
</file>

<file path=Formula-24/content.xml><?xml version="1.0" encoding="utf-8"?>
<math xmlns="http://www.w3.org/1998/Math/MathML" display="inline">
  <mrow>
    <mo>=</mo>
    <mn>1.5</mn>
  </mrow>
</math>
</file>

<file path=Formula-26/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8/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30/content.xml><?xml version="1.0" encoding="utf-8"?>
<math xmlns="http://www.w3.org/1998/Math/MathML" display="inline">
  <mrow>
    <mo>=</mo>
    <mrow>
      <mo stretchy="true" form="prefix">(</mo>
      <mo>−</mo>
      <mn>3.5</mn>
      <mo stretchy="true" form="postfix">)</mo>
    </mrow>
    <mo>×</mo>
    <mn>2</mn>
  </mrow>
</math>
</file>

<file path=Formula-32/content.xml><?xml version="1.0" encoding="utf-8"?>
<math xmlns="http://www.w3.org/1998/Math/MathML" display="inline">
  <mrow>
    <mo>=</mo>
    <mo>−</mo>
    <mn>7</mn>
  </mrow>
</math>
</file>

<file path=Formula-34/content.xml><?xml version="1.0" encoding="utf-8"?>
<math xmlns="http://www.w3.org/1998/Math/MathML" display="inline">
  <mrow>
    <mn>2</mn>
    <mo>−</mo>
    <mrow>
      <mo stretchy="true" form="prefix">(</mo>
      <mn>4</mn>
      <mo>*</mo>
      <mn>8</mn>
      <mo stretchy="true" form="postfix">)</mo>
    </mrow>
    <mo>=</mo>
    <mo>−</mo>
    <mn>30</mn>
  </mrow>
</math>
</file>

<file path=Formula-36/content.xml><?xml version="1.0" encoding="utf-8"?>
<math xmlns="http://www.w3.org/1998/Math/MathML" display="inline">
  <mrow>
    <mrow>
      <mo stretchy="true" form="prefix">(</mo>
      <mn>4</mn>
      <mo>÷</mo>
      <mn>2</mn>
      <mo stretchy="true" form="postfix">)</mo>
    </mrow>
    <mo>×</mo>
    <mn>8</mn>
    <mo>=</mo>
    <mn>16</mn>
  </mrow>
</math>
</file>

<file path=Formula-38/content.xml><?xml version="1.0" encoding="utf-8"?>
<math xmlns="http://www.w3.org/1998/Math/MathML" display="inline">
  <mrow>
    <mrow>
      <mo stretchy="true" form="prefix">(</mo>
      <mn>4</mn>
      <mo>−</mo>
      <mn>2</mn>
      <mo stretchy="true" form="postfix">)</mo>
    </mrow>
    <mo>+</mo>
    <mn>8</mn>
    <mo>=</mo>
    <mn>10</mn>
  </mrow>
</math>
</file>

<file path=Formula-4/content.xml><?xml version="1.0" encoding="utf-8"?>
<math xmlns="http://www.w3.org/1998/Math/MathML" display="inline">
  <mn>5</mn>
</math>
</file>

<file path=Formula-40/content.xml><?xml version="1.0" encoding="utf-8"?>
<math xmlns="http://www.w3.org/1998/Math/MathML" display="inline">
  <mrow>
    <mn>2</mn>
    <mo>×</mo>
    <mrow>
      <mo stretchy="true" form="prefix">(</mo>
      <mn>3</mn>
      <mo>+</mo>
      <mn>4</mn>
      <mo stretchy="true" form="postfix">)</mo>
    </mrow>
    <mo>=</mo>
    <mn>2</mn>
    <mo>×</mo>
    <mn>7</mn>
    <mo>=</mo>
    <mn>14</mn>
  </mrow>
</math>
</file>

<file path=Formula-42/content.xml><?xml version="1.0" encoding="utf-8"?>
<math xmlns="http://www.w3.org/1998/Math/MathML" display="inline">
  <mrow>
    <mrow>
      <mo stretchy="true" form="prefix">(</mo>
      <mn>2</mn>
      <mo>*</mo>
      <mn>3</mn>
      <mo stretchy="true" form="postfix">)</mo>
    </mrow>
    <mo>+</mo>
    <mn>4</mn>
    <mo>=</mo>
    <mn>6</mn>
    <mo>+</mo>
    <mn>4</mn>
    <mo>=</mo>
    <mn>10</mn>
  </mrow>
</math>
</file>

<file path=Formula-44/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6/content.xml><?xml version="1.0" encoding="utf-8"?>
<math xmlns="http://www.w3.org/1998/Math/MathML" display="inline">
  <mn>3</mn>
</math>
</file>

<file path=Formula-48/content.xml><?xml version="1.0" encoding="utf-8"?>
<math xmlns="http://www.w3.org/1998/Math/MathML" display="inline">
  <mn>1.5</mn>
</math>
</file>

<file path=Formula-50/content.xml><?xml version="1.0" encoding="utf-8"?>
<math xmlns="http://www.w3.org/1998/Math/MathML" display="inline">
  <mo>+</mo>
</math>
</file>

<file path=Formula-52/content.xml><?xml version="1.0" encoding="utf-8"?>
<math xmlns="http://www.w3.org/1998/Math/MathML" display="inline">
  <mn>3.5</mn>
</math>
</file>

<file path=Formula-54/content.xml><?xml version="1.0" encoding="utf-8"?>
<math xmlns="http://www.w3.org/1998/Math/MathML" display="inline">
  <msup>
    <mn>180</mn>
    <mo>∘</mo>
  </msup>
</math>
</file>

<file path=Formula-56/content.xml><?xml version="1.0" encoding="utf-8"?>
<math xmlns="http://www.w3.org/1998/Math/MathML" display="inline">
  <mn>60.0</mn>
</math>
</file>

<file path=Formula-58/content.xml><?xml version="1.0" encoding="utf-8"?>
<math xmlns="http://www.w3.org/1998/Math/MathML" display="inline">
  <mn>60.0</mn>
</math>
</file>

<file path=Formula-6/content.xml><?xml version="1.0" encoding="utf-8"?>
<math xmlns="http://www.w3.org/1998/Math/MathML" display="inline">
  <mrow>
    <mi>x</mi>
    <mo>+</mo>
    <mn>7</mn>
  </mrow>
</math>
</file>

<file path=Formula-60/content.xml><?xml version="1.0" encoding="utf-8"?>
<math xmlns="http://www.w3.org/1998/Math/MathML" display="inline">
  <mi>n</mi>
</math>
</file>

<file path=Formula-62/content.xml><?xml version="1.0" encoding="utf-8"?>
<math xmlns="http://www.w3.org/1998/Math/MathML" display="inline">
  <mrow>
    <mi>n</mi>
    <mo>−</mo>
    <mn>1</mn>
  </mrow>
</math>
</file>

<file path=Formula-64/content.xml><?xml version="1.0" encoding="utf-8"?>
<math xmlns="http://www.w3.org/1998/Math/MathML" display="inline">
  <mrow>
    <mi>n</mi>
    <mo>+</mo>
    <mn>1</mn>
  </mrow>
</math>
</file>

<file path=Formula-66/content.xml><?xml version="1.0" encoding="utf-8"?>
<math xmlns="http://www.w3.org/1998/Math/MathML" display="inline">
  <mn>10</mn>
</math>
</file>

<file path=Formula-68/content.xml><?xml version="1.0" encoding="utf-8"?>
<math xmlns="http://www.w3.org/1998/Math/MathML" display="inline">
  <mn>5</mn>
</math>
</file>

<file path=Formula-70/content.xml><?xml version="1.0" encoding="utf-8"?>
<math xmlns="http://www.w3.org/1998/Math/MathML" display="inline">
  <mn>0.1</mn>
</math>
</file>

<file path=Formula-72/content.xml><?xml version="1.0" encoding="utf-8"?>
<math xmlns="http://www.w3.org/1998/Math/MathML" display="inline">
  <mn>0</mn>
</math>
</file>

<file path=Formula-74/content.xml><?xml version="1.0" encoding="utf-8"?>
<math xmlns="http://www.w3.org/1998/Math/MathML" display="inline">
  <mrow>
    <mo>−</mo>
    <mn>0.1</mn>
  </mrow>
</math>
</file>

<file path=Formula-76/content.xml><?xml version="1.0" encoding="utf-8"?>
<math xmlns="http://www.w3.org/1998/Math/MathML" display="inline">
  <mrow>
    <mn>10</mn>
    <mo>×</mo>
    <mn>15</mn>
  </mrow>
</math>
</file>

<file path=Formula-78/content.xml><?xml version="1.0" encoding="utf-8"?>
<math xmlns="http://www.w3.org/1998/Math/MathML" display="inline">
  <mrow>
    <mn>8</mn>
    <mo>×</mo>
    <mn>11</mn>
  </mrow>
</math>
</file>

<file path=Formula-8/content.xml><?xml version="1.0" encoding="utf-8"?>
<math xmlns="http://www.w3.org/1998/Math/MathML" display="inline">
  <mrow>
    <mi>x</mi>
    <mo>−</mo>
    <mn>7</mn>
  </mrow>
</math>
</file>

<file path=Formula-80/content.xml><?xml version="1.0" encoding="utf-8"?>
<math xmlns="http://www.w3.org/1998/Math/MathML" display="inline">
  <mrow>
    <mn>10</mn>
    <mo>×</mo>
    <mn>15</mn>
  </mrow>
</math>
</file>

<file path=Formula-82/content.xml><?xml version="1.0" encoding="utf-8"?>
<math xmlns="http://www.w3.org/1998/Math/MathML" display="inline">
  <mrow>
    <mi>$</mi>
    <mn>0.20</mn>
  </mrow>
</math>
</file>

<file path=Formula-84/content.xml><?xml version="1.0" encoding="utf-8"?>
<math xmlns="http://www.w3.org/1998/Math/MathML" display="inline">
  <mrow>
    <mn>8</mn>
    <mo>×</mo>
    <mn>11</mn>
  </mrow>
</math>
</file>

<file path=Formula-86/content.xml><?xml version="1.0" encoding="utf-8"?>
<math xmlns="http://www.w3.org/1998/Math/MathML" display="inline">
  <mrow>
    <mi>$</mi>
    <mn>0.25</mn>
  </mrow>
</math>
</file>

<file path=Formula-88/content.xml><?xml version="1.0" encoding="utf-8"?>
<math xmlns="http://www.w3.org/1998/Math/MathML" display="inline">
  <mrow>
    <mi>$</mi>
    <mn>3</mn>
  </mrow>
</math>
</file>

<file path=Formula-90/content.xml><?xml version="1.0" encoding="utf-8"?>
<math xmlns="http://www.w3.org/1998/Math/MathML" display="inline">
  <mrow>
    <mi>$</mi>
    <mn>5</mn>
  </mrow>
</math>
</file>

<file path=Formula-92/content.xml><?xml version="1.0" encoding="utf-8"?>
<math xmlns="http://www.w3.org/1998/Math/MathML" display="inline">
  <mrow>
    <mn>10</mn>
    <mi>%</mi>
  </mrow>
</math>
</file>

<file path=Formula-94/content.xml><?xml version="1.0" encoding="utf-8"?>
<math xmlns="http://www.w3.org/1998/Math/MathML" display="inline">
  <mn>50</mn>
</math>
</file>

<file path=Formula-96/content.xml><?xml version="1.0" encoding="utf-8"?>
<math xmlns="http://www.w3.org/1998/Math/MathML" display="inline">
  <mrow>
    <mn>10</mn>
    <mi>%</mi>
  </mrow>
</math>
</file>

<file path=Formula-98/content.xml><?xml version="1.0" encoding="utf-8"?>
<math xmlns="http://www.w3.org/1998/Math/MathML" display="inline">
  <mn>50</mn>
</math>
</file>